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8.55cm"/>
    </style:style>
    <style:style style:name="co4" style:family="table-column">
      <style:table-column-properties fo:break-before="auto" style:column-width="13.7cm"/>
    </style:style>
    <style:style style:name="co5" style:family="table-column">
      <style:table-column-properties fo:break-before="auto" style:column-width="15.526cm"/>
    </style:style>
    <style:style style:name="co6" style:family="table-column">
      <style:table-column-properties fo:break-before="auto" style:column-width="16.12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8.199cm"/>
    </style:style>
    <style:style style:name="co9" style:family="table-column">
      <style:table-column-properties fo:break-before="auto" style:column-width="10.9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quartier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irectory</text:p>
          </table:table-cell>
          <table:table-cell table:style-name="ce1" table:number-columns-repeated="2"/>
          <table:table-cell table:style-name="ce1" office:value-type="string" calcext:value-type="string">
            <text:p>gcp_file</text:p>
          </table:table-cell>
          <table:table-cell table:style-name="ce1" office:value-type="string" calcext:value-type="string">
            <text:p>numeros</text:p>
          </table:table-cell>
          <table:table-cell table:style-name="ce1" office:value-type="string" calcext:value-type="string">
            <text:p>numeros_outpu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notation_output</text:p>
          </table:table-cell>
          <table:table-cell table:style-name="ce1" office:value-type="string" calcext:value-type="string">
            <text:p>gcp_output</text:p>
          </table:table-cell>
          <table:table-cell table:style-name="ce1"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FRAN_0265_00007</text:p>
          </table:table-cell>
          <table:table-cell table:formula="of:=COM.MICROSOFT.CONCAT([.E2];&quot;_L.png&quot;)" office:value-type="string" office:string-value="FRAN_0265_00007_L.png" calcext:value-type="string">
            <text:p>FRAN_0265_00007_L.png</text:p>
          </table:table-cell>
          <table:table-cell table:formula="of:=COM.MICROSOFT.CONCAT(&quot;cadastre_general_paris/&quot;;[.A2];&quot;/&quot;;[.F2];&quot;.points&quot;)" office:value-type="string" office:string-value="cadastre_general_paris/1/FRAN_0265_00007_L.png.points" calcext:value-type="string">
            <text:p>cadastre_general_paris/1/FRAN_0265_00007_L.png.points</text:p>
          </table:table-cell>
          <table:table-cell table:formula="of:=COM.MICROSOFT.CONCAT(&quot;cadastre_general_paris_numeros/&quot;;[.D2];&quot;/NUMEROS_QUARTIER_&quot;;[.A2];&quot;_CORRIGES.zip&quot;)" office:value-type="string" office:string-value="cadastre_general_paris_numeros/1/NUMEROS_QUARTIER_1_CORRIGES.zip" calcext:value-type="string">
            <text:p>cadastre_general_paris_numeros/1/NUMEROS_QUARTIER_1_CORRIGES.zip</text:p>
          </table:table-cell>
          <table:table-cell table:formula="of:=COM.MICROSOFT.CONCAT(&quot;cadastre_general_paris_resultat/&quot;;[.A2];&quot;/NUMEROS_QUARTIER_&quot;;[.A2];&quot;_CORRIGES_GEOREF.gpkg&quot;)" office:value-type="string" office:string-value="cadastre_general_paris_resultat/1/NUMEROS_QUARTIER_1_CORRIGES_GEOREF.gpkg" calcext:value-type="string">
            <text:p>cadastre_general_paris_resultat/1/NUMEROS_QUARTIER_1_CORRIGES_GEOREF.gpkg</text:p>
          </table:table-cell>
          <table:table-cell table:formula="of:=[.E2]" office:value-type="string" office:string-value="FRAN_0265_00007" calcext:value-type="string">
            <text:p>FRAN_0265_00007</text:p>
          </table:table-cell>
          <table:table-cell table:formula="of:=COM.MICROSOFT.CONCAT(&quot;FRAN_0265/&quot;;[.F2])" office:value-type="string" office:string-value="FRAN_0265/FRAN_0265_00007_L.png" calcext:value-type="string">
            <text:p>FRAN_0265/FRAN_0265_00007_L.png</text:p>
          </table:table-cell>
          <table:table-cell table:formula="of:=COM.MICROSOFT.CONCAT(&quot;https://iiif.geohistoricaldata.org/iiif/3/&quot;;[.F2])" office:value-type="string" office:string-value="https://iiif.geohistoricaldata.org/iiif/3/FRAN_0265_00007_L.png" calcext:value-type="string">
            <text:p>https://iiif.geohistoricaldata.org/iiif/3/FRAN_0265_00007_L.png</text:p>
          </table:table-cell>
          <table:table-cell table:formula="of:=COM.MICROSOFT.CONCAT(&quot;output/Atlas_general_de_Paris/&quot;;[.J2];&quot;.json&quot;)" office:value-type="string" office:string-value="output/Atlas_general_de_Paris/FRAN_0265_00007.json" calcext:value-type="string">
            <text:p>output/Atlas_general_de_Paris/FRAN_0265_00007.json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office:value-type="string" calcext:value-type="string">
            <text:p>FRAN_0265_00008</text:p>
          </table:table-cell>
          <table:table-cell table:formula="of:=COM.MICROSOFT.CONCAT([.E3];&quot;_L.png&quot;)" office:value-type="string" office:string-value="FRAN_0265_00008_L.png" calcext:value-type="string">
            <text:p>FRAN_0265_00008_L.png</text:p>
          </table:table-cell>
          <table:table-cell table:formula="of:=COM.MICROSOFT.CONCAT(&quot;cadastre_general_paris/&quot;;[.A3];&quot;/&quot;;[.F3];&quot;.points&quot;)" office:value-type="string" office:string-value="cadastre_general_paris/2/FRAN_0265_00008_L.png.points" calcext:value-type="string">
            <text:p>cadastre_general_paris/2/FRAN_0265_00008_L.png.points</text:p>
          </table:table-cell>
          <table:table-cell table:formula="of:=COM.MICROSOFT.CONCAT(&quot;cadastre_general_paris_numeros/&quot;;[.D3];&quot;/NUMEROS_QUARTIER_&quot;;[.A3];&quot;_CORRIGES.zip&quot;)" office:value-type="string" office:string-value="cadastre_general_paris_numeros/2/NUMEROS_QUARTIER_2_CORRIGES.zip" calcext:value-type="string">
            <text:p>cadastre_general_paris_numeros/2/NUMEROS_QUARTIER_2_CORRIGES.zip</text:p>
          </table:table-cell>
          <table:table-cell table:formula="of:=COM.MICROSOFT.CONCAT(&quot;cadastre_general_paris_resultat/&quot;;[.A3];&quot;/NUMEROS_QUARTIER_&quot;;[.A3];&quot;_CORRIGES_GEOREF.gpkg&quot;)" office:value-type="string" office:string-value="cadastre_general_paris_resultat/2/NUMEROS_QUARTIER_2_CORRIGES_GEOREF.gpkg" calcext:value-type="string">
            <text:p>cadastre_general_paris_resultat/2/NUMEROS_QUARTIER_2_CORRIGES_GEOREF.gpkg</text:p>
          </table:table-cell>
          <table:table-cell table:formula="of:=[.E3]" office:value-type="string" office:string-value="FRAN_0265_00008" calcext:value-type="string">
            <text:p>FRAN_0265_00008</text:p>
          </table:table-cell>
          <table:table-cell table:formula="of:=COM.MICROSOFT.CONCAT(&quot;FRAN_0265/&quot;;[.F3])" office:value-type="string" office:string-value="FRAN_0265/FRAN_0265_00008_L.png" calcext:value-type="string">
            <text:p>FRAN_0265/FRAN_0265_00008_L.png</text:p>
          </table:table-cell>
          <table:table-cell table:formula="of:=COM.MICROSOFT.CONCAT(&quot;https://iiif.geohistoricaldata.org/iiif/3/&quot;;[.F3])" office:value-type="string" office:string-value="https://iiif.geohistoricaldata.org/iiif/3/FRAN_0265_00008_L.png" calcext:value-type="string">
            <text:p>https://iiif.geohistoricaldata.org/iiif/3/FRAN_0265_00008_L.png</text:p>
          </table:table-cell>
          <table:table-cell table:formula="of:=COM.MICROSOFT.CONCAT(&quot;output/Atlas_general_de_Paris/&quot;;[.J3];&quot;.json&quot;)" office:value-type="string" office:string-value="output/Atlas_general_de_Paris/FRAN_0265_00008.json" calcext:value-type="string">
            <text:p>output/Atlas_general_de_Paris/FRAN_0265_00008.json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]"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 office:value-type="string" calcext:value-type="string">
            <text:p>FRAN_0265_00009</text:p>
          </table:table-cell>
          <table:table-cell table:formula="of:=COM.MICROSOFT.CONCAT([.E4];&quot;_L.png&quot;)" office:value-type="string" office:string-value="FRAN_0265_00009_L.png" calcext:value-type="string">
            <text:p>FRAN_0265_00009_L.png</text:p>
          </table:table-cell>
          <table:table-cell table:formula="of:=COM.MICROSOFT.CONCAT(&quot;cadastre_general_paris/&quot;;[.A4];&quot;/&quot;;[.F4];&quot;.points&quot;)" office:value-type="string" office:string-value="cadastre_general_paris/3/FRAN_0265_00009_L.png.points" calcext:value-type="string">
            <text:p>cadastre_general_paris/3/FRAN_0265_00009_L.png.points</text:p>
          </table:table-cell>
          <table:table-cell table:formula="of:=COM.MICROSOFT.CONCAT(&quot;cadastre_general_paris_numeros/&quot;;[.D4];&quot;/NUMEROS_QUARTIER_&quot;;[.A4];&quot;_CORRIGES.zip&quot;)" office:value-type="string" office:string-value="cadastre_general_paris_numeros/3/NUMEROS_QUARTIER_3_CORRIGES.zip" calcext:value-type="string">
            <text:p>cadastre_general_paris_numeros/3/NUMEROS_QUARTIER_3_CORRIGES.zip</text:p>
          </table:table-cell>
          <table:table-cell table:formula="of:=COM.MICROSOFT.CONCAT(&quot;cadastre_general_paris_resultat/&quot;;[.A4];&quot;/NUMEROS_QUARTIER_&quot;;[.A4];&quot;_CORRIGES_GEOREF.gpkg&quot;)" office:value-type="string" office:string-value="cadastre_general_paris_resultat/3/NUMEROS_QUARTIER_3_CORRIGES_GEOREF.gpkg" calcext:value-type="string">
            <text:p>cadastre_general_paris_resultat/3/NUMEROS_QUARTIER_3_CORRIGES_GEOREF.gpkg</text:p>
          </table:table-cell>
          <table:table-cell table:formula="of:=[.E4]" office:value-type="string" office:string-value="FRAN_0265_00009" calcext:value-type="string">
            <text:p>FRAN_0265_00009</text:p>
          </table:table-cell>
          <table:table-cell table:formula="of:=COM.MICROSOFT.CONCAT(&quot;FRAN_0265/&quot;;[.F4])" office:value-type="string" office:string-value="FRAN_0265/FRAN_0265_00009_L.png" calcext:value-type="string">
            <text:p>FRAN_0265/FRAN_0265_00009_L.png</text:p>
          </table:table-cell>
          <table:table-cell table:formula="of:=COM.MICROSOFT.CONCAT(&quot;https://iiif.geohistoricaldata.org/iiif/3/&quot;;[.F4])" office:value-type="string" office:string-value="https://iiif.geohistoricaldata.org/iiif/3/FRAN_0265_00009_L.png" calcext:value-type="string">
            <text:p>https://iiif.geohistoricaldata.org/iiif/3/FRAN_0265_00009_L.png</text:p>
          </table:table-cell>
          <table:table-cell table:formula="of:=COM.MICROSOFT.CONCAT(&quot;output/Atlas_general_de_Paris/&quot;;[.J4];&quot;.json&quot;)" office:value-type="string" office:string-value="output/Atlas_general_de_Paris/FRAN_0265_00009.json" calcext:value-type="string">
            <text:p>output/Atlas_general_de_Paris/FRAN_0265_00009.json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]"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office:value-type="string" calcext:value-type="string">
            <text:p>FRAN_0265_00010</text:p>
          </table:table-cell>
          <table:table-cell table:formula="of:=COM.MICROSOFT.CONCAT([.E5];&quot;_L.png&quot;)" office:value-type="string" office:string-value="FRAN_0265_00010_L.png" calcext:value-type="string">
            <text:p>FRAN_0265_00010_L.png</text:p>
          </table:table-cell>
          <table:table-cell table:formula="of:=COM.MICROSOFT.CONCAT(&quot;cadastre_general_paris/&quot;;[.A5];&quot;/&quot;;[.F5];&quot;.points&quot;)" office:value-type="string" office:string-value="cadastre_general_paris/4/FRAN_0265_00010_L.png.points" calcext:value-type="string">
            <text:p>cadastre_general_paris/4/FRAN_0265_00010_L.png.points</text:p>
          </table:table-cell>
          <table:table-cell table:formula="of:=COM.MICROSOFT.CONCAT(&quot;cadastre_general_paris_numeros/&quot;;[.D5];&quot;/NUMEROS_QUARTIER_&quot;;[.A5];&quot;_CORRIGES.zip&quot;)" office:value-type="string" office:string-value="cadastre_general_paris_numeros/4/NUMEROS_QUARTIER_4_CORRIGES.zip" calcext:value-type="string">
            <text:p>cadastre_general_paris_numeros/4/NUMEROS_QUARTIER_4_CORRIGES.zip</text:p>
          </table:table-cell>
          <table:table-cell table:formula="of:=COM.MICROSOFT.CONCAT(&quot;cadastre_general_paris_resultat/&quot;;[.A5];&quot;/NUMEROS_QUARTIER_&quot;;[.A5];&quot;_CORRIGES_GEOREF.gpkg&quot;)" office:value-type="string" office:string-value="cadastre_general_paris_resultat/4/NUMEROS_QUARTIER_4_CORRIGES_GEOREF.gpkg" calcext:value-type="string">
            <text:p>cadastre_general_paris_resultat/4/NUMEROS_QUARTIER_4_CORRIGES_GEOREF.gpkg</text:p>
          </table:table-cell>
          <table:table-cell table:formula="of:=[.E5]" office:value-type="string" office:string-value="FRAN_0265_00010" calcext:value-type="string">
            <text:p>FRAN_0265_00010</text:p>
          </table:table-cell>
          <table:table-cell table:formula="of:=COM.MICROSOFT.CONCAT(&quot;FRAN_0265/&quot;;[.F5])" office:value-type="string" office:string-value="FRAN_0265/FRAN_0265_00010_L.png" calcext:value-type="string">
            <text:p>FRAN_0265/FRAN_0265_00010_L.png</text:p>
          </table:table-cell>
          <table:table-cell table:formula="of:=COM.MICROSOFT.CONCAT(&quot;https://iiif.geohistoricaldata.org/iiif/3/&quot;;[.F5])" office:value-type="string" office:string-value="https://iiif.geohistoricaldata.org/iiif/3/FRAN_0265_00010_L.png" calcext:value-type="string">
            <text:p>https://iiif.geohistoricaldata.org/iiif/3/FRAN_0265_00010_L.png</text:p>
          </table:table-cell>
          <table:table-cell table:formula="of:=COM.MICROSOFT.CONCAT(&quot;output/Atlas_general_de_Paris/&quot;;[.J5];&quot;.json&quot;)" office:value-type="string" office:string-value="output/Atlas_general_de_Paris/FRAN_0265_00010.json" calcext:value-type="string">
            <text:p>output/Atlas_general_de_Paris/FRAN_0265_00010.json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  <table:table-cell office:value-type="string" calcext:value-type="string">
            <text:p>FRAN_0265_00013</text:p>
          </table:table-cell>
          <table:table-cell table:formula="of:=COM.MICROSOFT.CONCAT([.E6];&quot;_L.png&quot;)" office:value-type="string" office:string-value="FRAN_0265_00013_L.png" calcext:value-type="string">
            <text:p>FRAN_0265_00013_L.png</text:p>
          </table:table-cell>
          <table:table-cell table:formula="of:=COM.MICROSOFT.CONCAT(&quot;cadastre_general_paris/&quot;;[.A6];&quot;/&quot;;[.F6];&quot;.points&quot;)" office:value-type="string" office:string-value="cadastre_general_paris/5/FRAN_0265_00013_L.png.points" calcext:value-type="string">
            <text:p>cadastre_general_paris/5/FRAN_0265_00013_L.png.points</text:p>
          </table:table-cell>
          <table:table-cell table:formula="of:=COM.MICROSOFT.CONCAT(&quot;cadastre_general_paris_numeros/&quot;;[.D6];&quot;/NUMEROS_QUARTIER_&quot;;[.A6];&quot;_CORRIGES.zip&quot;)" office:value-type="string" office:string-value="cadastre_general_paris_numeros/5/NUMEROS_QUARTIER_5_CORRIGES.zip" calcext:value-type="string">
            <text:p>cadastre_general_paris_numeros/5/NUMEROS_QUARTIER_5_CORRIGES.zip</text:p>
          </table:table-cell>
          <table:table-cell table:formula="of:=COM.MICROSOFT.CONCAT(&quot;cadastre_general_paris_resultat/&quot;;[.A6];&quot;/NUMEROS_QUARTIER_&quot;;[.A6];&quot;_CORRIGES_GEOREF.gpkg&quot;)" office:value-type="string" office:string-value="cadastre_general_paris_resultat/5/NUMEROS_QUARTIER_5_CORRIGES_GEOREF.gpkg" calcext:value-type="string">
            <text:p>cadastre_general_paris_resultat/5/NUMEROS_QUARTIER_5_CORRIGES_GEOREF.gpkg</text:p>
          </table:table-cell>
          <table:table-cell table:formula="of:=[.E6]" office:value-type="string" office:string-value="FRAN_0265_00013" calcext:value-type="string">
            <text:p>FRAN_0265_00013</text:p>
          </table:table-cell>
          <table:table-cell table:formula="of:=COM.MICROSOFT.CONCAT(&quot;FRAN_0265/&quot;;[.F6])" office:value-type="string" office:string-value="FRAN_0265/FRAN_0265_00013_L.png" calcext:value-type="string">
            <text:p>FRAN_0265/FRAN_0265_00013_L.png</text:p>
          </table:table-cell>
          <table:table-cell table:formula="of:=COM.MICROSOFT.CONCAT(&quot;https://iiif.geohistoricaldata.org/iiif/3/&quot;;[.F6])" office:value-type="string" office:string-value="https://iiif.geohistoricaldata.org/iiif/3/FRAN_0265_00013_L.png" calcext:value-type="string">
            <text:p>https://iiif.geohistoricaldata.org/iiif/3/FRAN_0265_00013_L.png</text:p>
          </table:table-cell>
          <table:table-cell table:formula="of:=COM.MICROSOFT.CONCAT(&quot;output/Atlas_general_de_Paris/&quot;;[.J6];&quot;.json&quot;)" office:value-type="string" office:string-value="output/Atlas_general_de_Paris/FRAN_0265_00013.json" calcext:value-type="string">
            <text:p>output/Atlas_general_de_Paris/FRAN_0265_00013.json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7]"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  <table:table-cell office:value-type="string" calcext:value-type="string">
            <text:p>FRAN_0265_00014</text:p>
          </table:table-cell>
          <table:table-cell table:formula="of:=COM.MICROSOFT.CONCAT([.E7];&quot;_L.png&quot;)" office:value-type="string" office:string-value="FRAN_0265_00014_L.png" calcext:value-type="string">
            <text:p>FRAN_0265_00014_L.png</text:p>
          </table:table-cell>
          <table:table-cell table:formula="of:=COM.MICROSOFT.CONCAT(&quot;cadastre_general_paris/&quot;;[.A7];&quot;/&quot;;[.F7];&quot;.points&quot;)" office:value-type="string" office:string-value="cadastre_general_paris/6/FRAN_0265_00014_L.png.points" calcext:value-type="string">
            <text:p>cadastre_general_paris/6/FRAN_0265_00014_L.png.points</text:p>
          </table:table-cell>
          <table:table-cell table:formula="of:=COM.MICROSOFT.CONCAT(&quot;cadastre_general_paris_numeros/&quot;;[.D7];&quot;/NUMEROS_QUARTIER_&quot;;[.A7];&quot;_CORRIGES.zip&quot;)" office:value-type="string" office:string-value="cadastre_general_paris_numeros/6/NUMEROS_QUARTIER_6_CORRIGES.zip" calcext:value-type="string">
            <text:p>cadastre_general_paris_numeros/6/NUMEROS_QUARTIER_6_CORRIGES.zip</text:p>
          </table:table-cell>
          <table:table-cell table:formula="of:=COM.MICROSOFT.CONCAT(&quot;cadastre_general_paris_resultat/&quot;;[.A7];&quot;/NUMEROS_QUARTIER_&quot;;[.A7];&quot;_CORRIGES_GEOREF.gpkg&quot;)" office:value-type="string" office:string-value="cadastre_general_paris_resultat/6/NUMEROS_QUARTIER_6_CORRIGES_GEOREF.gpkg" calcext:value-type="string">
            <text:p>cadastre_general_paris_resultat/6/NUMEROS_QUARTIER_6_CORRIGES_GEOREF.gpkg</text:p>
          </table:table-cell>
          <table:table-cell table:formula="of:=[.E7]" office:value-type="string" office:string-value="FRAN_0265_00014" calcext:value-type="string">
            <text:p>FRAN_0265_00014</text:p>
          </table:table-cell>
          <table:table-cell table:formula="of:=COM.MICROSOFT.CONCAT(&quot;FRAN_0265/&quot;;[.F7])" office:value-type="string" office:string-value="FRAN_0265/FRAN_0265_00014_L.png" calcext:value-type="string">
            <text:p>FRAN_0265/FRAN_0265_00014_L.png</text:p>
          </table:table-cell>
          <table:table-cell table:formula="of:=COM.MICROSOFT.CONCAT(&quot;https://iiif.geohistoricaldata.org/iiif/3/&quot;;[.F7])" office:value-type="string" office:string-value="https://iiif.geohistoricaldata.org/iiif/3/FRAN_0265_00014_L.png" calcext:value-type="string">
            <text:p>https://iiif.geohistoricaldata.org/iiif/3/FRAN_0265_00014_L.png</text:p>
          </table:table-cell>
          <table:table-cell table:formula="of:=COM.MICROSOFT.CONCAT(&quot;output/Atlas_general_de_Paris/&quot;;[.J7];&quot;.json&quot;)" office:value-type="string" office:string-value="output/Atlas_general_de_Paris/FRAN_0265_00014.json" calcext:value-type="string">
            <text:p>output/Atlas_general_de_Paris/FRAN_0265_00014.json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  <table:table-cell office:value-type="string" calcext:value-type="string">
            <text:p>FRAN_0265_00015</text:p>
          </table:table-cell>
          <table:table-cell table:formula="of:=COM.MICROSOFT.CONCAT([.E8];&quot;_L.png&quot;)" office:value-type="string" office:string-value="FRAN_0265_00015_L.png" calcext:value-type="string">
            <text:p>FRAN_0265_00015_L.png</text:p>
          </table:table-cell>
          <table:table-cell table:formula="of:=COM.MICROSOFT.CONCAT(&quot;cadastre_general_paris/&quot;;[.A8];&quot;/&quot;;[.F8];&quot;.points&quot;)" office:value-type="string" office:string-value="cadastre_general_paris/7/FRAN_0265_00015_L.png.points" calcext:value-type="string">
            <text:p>cadastre_general_paris/7/FRAN_0265_00015_L.png.points</text:p>
          </table:table-cell>
          <table:table-cell table:formula="of:=COM.MICROSOFT.CONCAT(&quot;cadastre_general_paris_numeros/&quot;;[.D8];&quot;/NUMEROS_QUARTIER_&quot;;[.A8];&quot;_CORRIGES.zip&quot;)" office:value-type="string" office:string-value="cadastre_general_paris_numeros/7/NUMEROS_QUARTIER_7_CORRIGES.zip" calcext:value-type="string">
            <text:p>cadastre_general_paris_numeros/7/NUMEROS_QUARTIER_7_CORRIGES.zip</text:p>
          </table:table-cell>
          <table:table-cell table:formula="of:=COM.MICROSOFT.CONCAT(&quot;cadastre_general_paris_resultat/&quot;;[.A8];&quot;/NUMEROS_QUARTIER_&quot;;[.A8];&quot;_CORRIGES_GEOREF.gpkg&quot;)" office:value-type="string" office:string-value="cadastre_general_paris_resultat/7/NUMEROS_QUARTIER_7_CORRIGES_GEOREF.gpkg" calcext:value-type="string">
            <text:p>cadastre_general_paris_resultat/7/NUMEROS_QUARTIER_7_CORRIGES_GEOREF.gpkg</text:p>
          </table:table-cell>
          <table:table-cell table:formula="of:=[.E8]" office:value-type="string" office:string-value="FRAN_0265_00015" calcext:value-type="string">
            <text:p>FRAN_0265_00015</text:p>
          </table:table-cell>
          <table:table-cell table:formula="of:=COM.MICROSOFT.CONCAT(&quot;FRAN_0265/&quot;;[.F8])" office:value-type="string" office:string-value="FRAN_0265/FRAN_0265_00015_L.png" calcext:value-type="string">
            <text:p>FRAN_0265/FRAN_0265_00015_L.png</text:p>
          </table:table-cell>
          <table:table-cell table:formula="of:=COM.MICROSOFT.CONCAT(&quot;https://iiif.geohistoricaldata.org/iiif/3/&quot;;[.F8])" office:value-type="string" office:string-value="https://iiif.geohistoricaldata.org/iiif/3/FRAN_0265_00015_L.png" calcext:value-type="string">
            <text:p>https://iiif.geohistoricaldata.org/iiif/3/FRAN_0265_00015_L.png</text:p>
          </table:table-cell>
          <table:table-cell table:formula="of:=COM.MICROSOFT.CONCAT(&quot;output/Atlas_general_de_Paris/&quot;;[.J8];&quot;.json&quot;)" office:value-type="string" office:string-value="output/Atlas_general_de_Paris/FRAN_0265_00015.json" calcext:value-type="string">
            <text:p>output/Atlas_general_de_Paris/FRAN_0265_00015.json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A9]"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  <table:table-cell office:value-type="string" calcext:value-type="string">
            <text:p>FRAN_0265_00016</text:p>
          </table:table-cell>
          <table:table-cell table:formula="of:=COM.MICROSOFT.CONCAT([.E9];&quot;_L.png&quot;)" office:value-type="string" office:string-value="FRAN_0265_00016_L.png" calcext:value-type="string">
            <text:p>FRAN_0265_00016_L.png</text:p>
          </table:table-cell>
          <table:table-cell table:formula="of:=COM.MICROSOFT.CONCAT(&quot;cadastre_general_paris/&quot;;[.A9];&quot;/&quot;;[.F9];&quot;.points&quot;)" office:value-type="string" office:string-value="cadastre_general_paris/8/FRAN_0265_00016_L.png.points" calcext:value-type="string">
            <text:p>cadastre_general_paris/8/FRAN_0265_00016_L.png.points</text:p>
          </table:table-cell>
          <table:table-cell table:formula="of:=COM.MICROSOFT.CONCAT(&quot;cadastre_general_paris_numeros/&quot;;[.D9];&quot;/NUMEROS_QUARTIER_&quot;;[.A9];&quot;_CORRIGES.zip&quot;)" office:value-type="string" office:string-value="cadastre_general_paris_numeros/8/NUMEROS_QUARTIER_8_CORRIGES.zip" calcext:value-type="string">
            <text:p>cadastre_general_paris_numeros/8/NUMEROS_QUARTIER_8_CORRIGES.zip</text:p>
          </table:table-cell>
          <table:table-cell table:formula="of:=COM.MICROSOFT.CONCAT(&quot;cadastre_general_paris_resultat/&quot;;[.A9];&quot;/NUMEROS_QUARTIER_&quot;;[.A9];&quot;_CORRIGES_GEOREF.gpkg&quot;)" office:value-type="string" office:string-value="cadastre_general_paris_resultat/8/NUMEROS_QUARTIER_8_CORRIGES_GEOREF.gpkg" calcext:value-type="string">
            <text:p>cadastre_general_paris_resultat/8/NUMEROS_QUARTIER_8_CORRIGES_GEOREF.gpkg</text:p>
          </table:table-cell>
          <table:table-cell table:formula="of:=[.E9]" office:value-type="string" office:string-value="FRAN_0265_00016" calcext:value-type="string">
            <text:p>FRAN_0265_00016</text:p>
          </table:table-cell>
          <table:table-cell table:formula="of:=COM.MICROSOFT.CONCAT(&quot;FRAN_0265/&quot;;[.F9])" office:value-type="string" office:string-value="FRAN_0265/FRAN_0265_00016_L.png" calcext:value-type="string">
            <text:p>FRAN_0265/FRAN_0265_00016_L.png</text:p>
          </table:table-cell>
          <table:table-cell table:formula="of:=COM.MICROSOFT.CONCAT(&quot;https://iiif.geohistoricaldata.org/iiif/3/&quot;;[.F9])" office:value-type="string" office:string-value="https://iiif.geohistoricaldata.org/iiif/3/FRAN_0265_00016_L.png" calcext:value-type="string">
            <text:p>https://iiif.geohistoricaldata.org/iiif/3/FRAN_0265_00016_L.png</text:p>
          </table:table-cell>
          <table:table-cell table:formula="of:=COM.MICROSOFT.CONCAT(&quot;output/Atlas_general_de_Paris/&quot;;[.J9];&quot;.json&quot;)" office:value-type="string" office:string-value="output/Atlas_general_de_Paris/FRAN_0265_00016.json" calcext:value-type="string">
            <text:p>output/Atlas_general_de_Paris/FRAN_0265_00016.json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office:value-type="string" calcext:value-type="string">
            <text:p>9-a finir_pc</text:p>
          </table:table-cell>
          <table:table-cell office:value-type="string" calcext:value-type="string">
            <text:p>FRAN_0265_00018</text:p>
          </table:table-cell>
          <table:table-cell table:formula="of:=COM.MICROSOFT.CONCAT([.E10];&quot;_L.png&quot;)" office:value-type="string" office:string-value="FRAN_0265_00018_L.png" calcext:value-type="string">
            <text:p>FRAN_0265_00018_L.png</text:p>
          </table:table-cell>
          <table:table-cell table:formula="of:=COM.MICROSOFT.CONCAT(&quot;cadastre_general_paris/&quot;;[.A10];&quot;/&quot;;[.F10];&quot;.points&quot;)" office:value-type="string" office:string-value="cadastre_general_paris/9/FRAN_0265_00018_L.png.points" calcext:value-type="string">
            <text:p>cadastre_general_paris/9/FRAN_0265_00018_L.png.points</text:p>
          </table:table-cell>
          <table:table-cell table:formula="of:=COM.MICROSOFT.CONCAT(&quot;cadastre_general_paris_numeros/&quot;;[.D10];&quot;/NUMEROS_QUARTIER_&quot;;[.A10];&quot;_CORRIGES.zip&quot;)" office:value-type="string" office:string-value="cadastre_general_paris_numeros/9-a finir_pc/NUMEROS_QUARTIER_9_CORRIGES.zip" calcext:value-type="string">
            <text:p>cadastre_general_paris_numeros/9-a finir_pc/NUMEROS_QUARTIER_9_CORRIGES.zip</text:p>
          </table:table-cell>
          <table:table-cell table:formula="of:=COM.MICROSOFT.CONCAT(&quot;cadastre_general_paris_resultat/&quot;;[.A10];&quot;/NUMEROS_QUARTIER_&quot;;[.A10];&quot;_CORRIGES_GEOREF.gpkg&quot;)" office:value-type="string" office:string-value="cadastre_general_paris_resultat/9/NUMEROS_QUARTIER_9_CORRIGES_GEOREF.gpkg" calcext:value-type="string">
            <text:p>cadastre_general_paris_resultat/9/NUMEROS_QUARTIER_9_CORRIGES_GEOREF.gpkg</text:p>
          </table:table-cell>
          <table:table-cell table:formula="of:=[.E10]" office:value-type="string" office:string-value="FRAN_0265_00018" calcext:value-type="string">
            <text:p>FRAN_0265_00018</text:p>
          </table:table-cell>
          <table:table-cell table:formula="of:=COM.MICROSOFT.CONCAT(&quot;FRAN_0265/&quot;;[.F10])" office:value-type="string" office:string-value="FRAN_0265/FRAN_0265_00018_L.png" calcext:value-type="string">
            <text:p>FRAN_0265/FRAN_0265_00018_L.png</text:p>
          </table:table-cell>
          <table:table-cell table:formula="of:=COM.MICROSOFT.CONCAT(&quot;https://iiif.geohistoricaldata.org/iiif/3/&quot;;[.F10])" office:value-type="string" office:string-value="https://iiif.geohistoricaldata.org/iiif/3/FRAN_0265_00018_L.png" calcext:value-type="string">
            <text:p>https://iiif.geohistoricaldata.org/iiif/3/FRAN_0265_00018_L.png</text:p>
          </table:table-cell>
          <table:table-cell table:formula="of:=COM.MICROSOFT.CONCAT(&quot;output/Atlas_general_de_Paris/&quot;;[.J10];&quot;.json&quot;)" office:value-type="string" office:string-value="output/Atlas_general_de_Paris/FRAN_0265_00018.json" calcext:value-type="string">
            <text:p>output/Atlas_general_de_Paris/FRAN_0265_00018.json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1]" office:value-type="float" office:value="10" calcext:value-type="float">
            <text:p>10</text:p>
          </table:table-cell>
          <table:table-cell table:formula="of:=[.A11]" office:value-type="float" office:value="10" calcext:value-type="float">
            <text:p>10</text:p>
          </table:table-cell>
          <table:table-cell office:value-type="string" calcext:value-type="string">
            <text:p>FRAN_0265_00019</text:p>
          </table:table-cell>
          <table:table-cell table:formula="of:=COM.MICROSOFT.CONCAT([.E11];&quot;_L.png&quot;)" office:value-type="string" office:string-value="FRAN_0265_00019_L.png" calcext:value-type="string">
            <text:p>FRAN_0265_00019_L.png</text:p>
          </table:table-cell>
          <table:table-cell table:formula="of:=COM.MICROSOFT.CONCAT(&quot;cadastre_general_paris/&quot;;[.A11];&quot;/&quot;;[.F11];&quot;.points&quot;)" office:value-type="string" office:string-value="cadastre_general_paris/10/FRAN_0265_00019_L.png.points" calcext:value-type="string">
            <text:p>cadastre_general_paris/10/FRAN_0265_00019_L.png.points</text:p>
          </table:table-cell>
          <table:table-cell table:formula="of:=COM.MICROSOFT.CONCAT(&quot;cadastre_general_paris_numeros/&quot;;[.D11];&quot;/NUMEROS_QUARTIER_&quot;;[.A11];&quot;_CORRIGES.zip&quot;)" office:value-type="string" office:string-value="cadastre_general_paris_numeros/10/NUMEROS_QUARTIER_10_CORRIGES.zip" calcext:value-type="string">
            <text:p>cadastre_general_paris_numeros/10/NUMEROS_QUARTIER_10_CORRIGES.zip</text:p>
          </table:table-cell>
          <table:table-cell table:formula="of:=COM.MICROSOFT.CONCAT(&quot;cadastre_general_paris_resultat/&quot;;[.A11];&quot;/NUMEROS_QUARTIER_&quot;;[.A11];&quot;_CORRIGES_GEOREF.gpkg&quot;)" office:value-type="string" office:string-value="cadastre_general_paris_resultat/10/NUMEROS_QUARTIER_10_CORRIGES_GEOREF.gpkg" calcext:value-type="string">
            <text:p>cadastre_general_paris_resultat/10/NUMEROS_QUARTIER_10_CORRIGES_GEOREF.gpkg</text:p>
          </table:table-cell>
          <table:table-cell table:formula="of:=[.E11]" office:value-type="string" office:string-value="FRAN_0265_00019" calcext:value-type="string">
            <text:p>FRAN_0265_00019</text:p>
          </table:table-cell>
          <table:table-cell table:formula="of:=COM.MICROSOFT.CONCAT(&quot;FRAN_0265/&quot;;[.F11])" office:value-type="string" office:string-value="FRAN_0265/FRAN_0265_00019_L.png" calcext:value-type="string">
            <text:p>FRAN_0265/FRAN_0265_00019_L.png</text:p>
          </table:table-cell>
          <table:table-cell table:formula="of:=COM.MICROSOFT.CONCAT(&quot;https://iiif.geohistoricaldata.org/iiif/3/&quot;;[.F11])" office:value-type="string" office:string-value="https://iiif.geohistoricaldata.org/iiif/3/FRAN_0265_00019_L.png" calcext:value-type="string">
            <text:p>https://iiif.geohistoricaldata.org/iiif/3/FRAN_0265_00019_L.png</text:p>
          </table:table-cell>
          <table:table-cell table:formula="of:=COM.MICROSOFT.CONCAT(&quot;output/Atlas_general_de_Paris/&quot;;[.J11];&quot;.json&quot;)" office:value-type="string" office:string-value="output/Atlas_general_de_Paris/FRAN_0265_00019.json" calcext:value-type="string">
            <text:p>output/Atlas_general_de_Paris/FRAN_0265_00019.json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office:value-type="string" calcext:value-type="string">
            <text:p>11-a finir</text:p>
          </table:table-cell>
          <table:table-cell office:value-type="string" calcext:value-type="string">
            <text:p>FRAN_0265_00020</text:p>
          </table:table-cell>
          <table:table-cell table:formula="of:=COM.MICROSOFT.CONCAT([.E12];&quot;_L.png&quot;)" office:value-type="string" office:string-value="FRAN_0265_00020_L.png" calcext:value-type="string">
            <text:p>FRAN_0265_00020_L.png</text:p>
          </table:table-cell>
          <table:table-cell table:formula="of:=COM.MICROSOFT.CONCAT(&quot;cadastre_general_paris/&quot;;[.A12];&quot;/&quot;;[.F12];&quot;.points&quot;)" office:value-type="string" office:string-value="cadastre_general_paris/11/FRAN_0265_00020_L.png.points" calcext:value-type="string">
            <text:p>cadastre_general_paris/11/FRAN_0265_00020_L.png.points</text:p>
          </table:table-cell>
          <table:table-cell table:formula="of:=COM.MICROSOFT.CONCAT(&quot;cadastre_general_paris_numeros/&quot;;[.D12];&quot;/NUMEROS_QUARTIER_&quot;;[.A12];&quot;_CORRIGES.zip&quot;)" office:value-type="string" office:string-value="cadastre_general_paris_numeros/11-a finir/NUMEROS_QUARTIER_11_CORRIGES.zip" calcext:value-type="string">
            <text:p>cadastre_general_paris_numeros/11-a finir/NUMEROS_QUARTIER_11_CORRIGES.zip</text:p>
          </table:table-cell>
          <table:table-cell table:formula="of:=COM.MICROSOFT.CONCAT(&quot;cadastre_general_paris_resultat/&quot;;[.A12];&quot;/NUMEROS_QUARTIER_&quot;;[.A12];&quot;_CORRIGES_GEOREF.gpkg&quot;)" office:value-type="string" office:string-value="cadastre_general_paris_resultat/11/NUMEROS_QUARTIER_11_CORRIGES_GEOREF.gpkg" calcext:value-type="string">
            <text:p>cadastre_general_paris_resultat/11/NUMEROS_QUARTIER_11_CORRIGES_GEOREF.gpkg</text:p>
          </table:table-cell>
          <table:table-cell table:formula="of:=[.E12]" office:value-type="string" office:string-value="FRAN_0265_00020" calcext:value-type="string">
            <text:p>FRAN_0265_00020</text:p>
          </table:table-cell>
          <table:table-cell table:formula="of:=COM.MICROSOFT.CONCAT(&quot;FRAN_0265/&quot;;[.F12])" office:value-type="string" office:string-value="FRAN_0265/FRAN_0265_00020_L.png" calcext:value-type="string">
            <text:p>FRAN_0265/FRAN_0265_00020_L.png</text:p>
          </table:table-cell>
          <table:table-cell table:formula="of:=COM.MICROSOFT.CONCAT(&quot;https://iiif.geohistoricaldata.org/iiif/3/&quot;;[.F12])" office:value-type="string" office:string-value="https://iiif.geohistoricaldata.org/iiif/3/FRAN_0265_00020_L.png" calcext:value-type="string">
            <text:p>https://iiif.geohistoricaldata.org/iiif/3/FRAN_0265_00020_L.png</text:p>
          </table:table-cell>
          <table:table-cell table:formula="of:=COM.MICROSOFT.CONCAT(&quot;output/Atlas_general_de_Paris/&quot;;[.J12];&quot;.json&quot;)" office:value-type="string" office:string-value="output/Atlas_general_de_Paris/FRAN_0265_00020.json" calcext:value-type="string">
            <text:p>output/Atlas_general_de_Paris/FRAN_0265_00020.json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13]" office:value-type="float" office:value="12" calcext:value-type="float">
            <text:p>12</text:p>
          </table:table-cell>
          <table:table-cell office:value-type="string" calcext:value-type="string">
            <text:p>12-a finir</text:p>
          </table:table-cell>
          <table:table-cell office:value-type="string" calcext:value-type="string">
            <text:p>FRAN_0265_00021</text:p>
          </table:table-cell>
          <table:table-cell table:formula="of:=COM.MICROSOFT.CONCAT([.E13];&quot;_L.png&quot;)" office:value-type="string" office:string-value="FRAN_0265_00021_L.png" calcext:value-type="string">
            <text:p>FRAN_0265_00021_L.png</text:p>
          </table:table-cell>
          <table:table-cell table:formula="of:=COM.MICROSOFT.CONCAT(&quot;cadastre_general_paris/&quot;;[.A13];&quot;/&quot;;[.F13];&quot;.points&quot;)" office:value-type="string" office:string-value="cadastre_general_paris/12/FRAN_0265_00021_L.png.points" calcext:value-type="string">
            <text:p>cadastre_general_paris/12/FRAN_0265_00021_L.png.points</text:p>
          </table:table-cell>
          <table:table-cell table:formula="of:=COM.MICROSOFT.CONCAT(&quot;cadastre_general_paris_numeros/&quot;;[.D13];&quot;/NUMEROS_QUARTIER_&quot;;[.A13];&quot;_CORRIGES.zip&quot;)" office:value-type="string" office:string-value="cadastre_general_paris_numeros/12-a finir/NUMEROS_QUARTIER_12_CORRIGES.zip" calcext:value-type="string">
            <text:p>cadastre_general_paris_numeros/12-a finir/NUMEROS_QUARTIER_12_CORRIGES.zip</text:p>
          </table:table-cell>
          <table:table-cell table:formula="of:=COM.MICROSOFT.CONCAT(&quot;cadastre_general_paris_resultat/&quot;;[.A13];&quot;/NUMEROS_QUARTIER_&quot;;[.A13];&quot;_CORRIGES_GEOREF.gpkg&quot;)" office:value-type="string" office:string-value="cadastre_general_paris_resultat/12/NUMEROS_QUARTIER_12_CORRIGES_GEOREF.gpkg" calcext:value-type="string">
            <text:p>cadastre_general_paris_resultat/12/NUMEROS_QUARTIER_12_CORRIGES_GEOREF.gpkg</text:p>
          </table:table-cell>
          <table:table-cell table:formula="of:=[.E13]" office:value-type="string" office:string-value="FRAN_0265_00021" calcext:value-type="string">
            <text:p>FRAN_0265_00021</text:p>
          </table:table-cell>
          <table:table-cell table:formula="of:=COM.MICROSOFT.CONCAT(&quot;FRAN_0265/&quot;;[.F13])" office:value-type="string" office:string-value="FRAN_0265/FRAN_0265_00021_L.png" calcext:value-type="string">
            <text:p>FRAN_0265/FRAN_0265_00021_L.png</text:p>
          </table:table-cell>
          <table:table-cell table:formula="of:=COM.MICROSOFT.CONCAT(&quot;https://iiif.geohistoricaldata.org/iiif/3/&quot;;[.F13])" office:value-type="string" office:string-value="https://iiif.geohistoricaldata.org/iiif/3/FRAN_0265_00021_L.png" calcext:value-type="string">
            <text:p>https://iiif.geohistoricaldata.org/iiif/3/FRAN_0265_00021_L.png</text:p>
          </table:table-cell>
          <table:table-cell table:formula="of:=COM.MICROSOFT.CONCAT(&quot;output/Atlas_general_de_Paris/&quot;;[.J13];&quot;.json&quot;)" office:value-type="string" office:string-value="output/Atlas_general_de_Paris/FRAN_0265_00021.json" calcext:value-type="string">
            <text:p>output/Atlas_general_de_Paris/FRAN_0265_00021.json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office:value-type="string" calcext:value-type="string">
            <text:p>13-a finir</text:p>
          </table:table-cell>
          <table:table-cell office:value-type="string" calcext:value-type="string">
            <text:p>FRAN_0265_00023</text:p>
          </table:table-cell>
          <table:table-cell table:formula="of:=COM.MICROSOFT.CONCAT([.E14];&quot;_L.png&quot;)" office:value-type="string" office:string-value="FRAN_0265_00023_L.png" calcext:value-type="string">
            <text:p>FRAN_0265_00023_L.png</text:p>
          </table:table-cell>
          <table:table-cell table:formula="of:=COM.MICROSOFT.CONCAT(&quot;cadastre_general_paris/&quot;;[.A14];&quot;/&quot;;[.F14];&quot;.points&quot;)" office:value-type="string" office:string-value="cadastre_general_paris/13/FRAN_0265_00023_L.png.points" calcext:value-type="string">
            <text:p>cadastre_general_paris/13/FRAN_0265_00023_L.png.points</text:p>
          </table:table-cell>
          <table:table-cell table:formula="of:=COM.MICROSOFT.CONCAT(&quot;cadastre_general_paris_numeros/&quot;;[.D14];&quot;/NUMEROS_QUARTIER_&quot;;[.A14];&quot;_CORRIGES.zip&quot;)" office:value-type="string" office:string-value="cadastre_general_paris_numeros/13-a finir/NUMEROS_QUARTIER_13_CORRIGES.zip" calcext:value-type="string">
            <text:p>cadastre_general_paris_numeros/13-a finir/NUMEROS_QUARTIER_13_CORRIGES.zip</text:p>
          </table:table-cell>
          <table:table-cell table:formula="of:=COM.MICROSOFT.CONCAT(&quot;cadastre_general_paris_resultat/&quot;;[.A14];&quot;/NUMEROS_QUARTIER_&quot;;[.A14];&quot;_CORRIGES_GEOREF.gpkg&quot;)" office:value-type="string" office:string-value="cadastre_general_paris_resultat/13/NUMEROS_QUARTIER_13_CORRIGES_GEOREF.gpkg" calcext:value-type="string">
            <text:p>cadastre_general_paris_resultat/13/NUMEROS_QUARTIER_13_CORRIGES_GEOREF.gpkg</text:p>
          </table:table-cell>
          <table:table-cell table:formula="of:=[.E14]" office:value-type="string" office:string-value="FRAN_0265_00023" calcext:value-type="string">
            <text:p>FRAN_0265_00023</text:p>
          </table:table-cell>
          <table:table-cell table:formula="of:=COM.MICROSOFT.CONCAT(&quot;FRAN_0265/&quot;;[.F14])" office:value-type="string" office:string-value="FRAN_0265/FRAN_0265_00023_L.png" calcext:value-type="string">
            <text:p>FRAN_0265/FRAN_0265_00023_L.png</text:p>
          </table:table-cell>
          <table:table-cell table:formula="of:=COM.MICROSOFT.CONCAT(&quot;https://iiif.geohistoricaldata.org/iiif/3/&quot;;[.F14])" office:value-type="string" office:string-value="https://iiif.geohistoricaldata.org/iiif/3/FRAN_0265_00023_L.png" calcext:value-type="string">
            <text:p>https://iiif.geohistoricaldata.org/iiif/3/FRAN_0265_00023_L.png</text:p>
          </table:table-cell>
          <table:table-cell table:formula="of:=COM.MICROSOFT.CONCAT(&quot;output/Atlas_general_de_Paris/&quot;;[.J14];&quot;.json&quot;)" office:value-type="string" office:string-value="output/Atlas_general_de_Paris/FRAN_0265_00023.json" calcext:value-type="string">
            <text:p>output/Atlas_general_de_Paris/FRAN_0265_00023.json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A15]" office:value-type="float" office:value="14" calcext:value-type="float">
            <text:p>14</text:p>
          </table:table-cell>
          <table:table-cell office:value-type="string" calcext:value-type="string">
            <text:p>14-a finir</text:p>
          </table:table-cell>
          <table:table-cell office:value-type="string" calcext:value-type="string">
            <text:p>FRAN_0265_00024</text:p>
          </table:table-cell>
          <table:table-cell table:formula="of:=COM.MICROSOFT.CONCAT([.E15];&quot;_L.png&quot;)" office:value-type="string" office:string-value="FRAN_0265_00024_L.png" calcext:value-type="string">
            <text:p>FRAN_0265_00024_L.png</text:p>
          </table:table-cell>
          <table:table-cell table:formula="of:=COM.MICROSOFT.CONCAT(&quot;cadastre_general_paris/&quot;;[.A15];&quot;/&quot;;[.F15];&quot;.points&quot;)" office:value-type="string" office:string-value="cadastre_general_paris/14/FRAN_0265_00024_L.png.points" calcext:value-type="string">
            <text:p>cadastre_general_paris/14/FRAN_0265_00024_L.png.points</text:p>
          </table:table-cell>
          <table:table-cell table:formula="of:=COM.MICROSOFT.CONCAT(&quot;cadastre_general_paris_numeros/&quot;;[.D15];&quot;/NUMEROS_QUARTIER_&quot;;[.A15];&quot;_CORRIGES.zip&quot;)" office:value-type="string" office:string-value="cadastre_general_paris_numeros/14-a finir/NUMEROS_QUARTIER_14_CORRIGES.zip" calcext:value-type="string">
            <text:p>cadastre_general_paris_numeros/14-a finir/NUMEROS_QUARTIER_14_CORRIGES.zip</text:p>
          </table:table-cell>
          <table:table-cell table:formula="of:=COM.MICROSOFT.CONCAT(&quot;cadastre_general_paris_resultat/&quot;;[.A15];&quot;/NUMEROS_QUARTIER_&quot;;[.A15];&quot;_CORRIGES_GEOREF.gpkg&quot;)" office:value-type="string" office:string-value="cadastre_general_paris_resultat/14/NUMEROS_QUARTIER_14_CORRIGES_GEOREF.gpkg" calcext:value-type="string">
            <text:p>cadastre_general_paris_resultat/14/NUMEROS_QUARTIER_14_CORRIGES_GEOREF.gpkg</text:p>
          </table:table-cell>
          <table:table-cell table:formula="of:=[.E15]" office:value-type="string" office:string-value="FRAN_0265_00024" calcext:value-type="string">
            <text:p>FRAN_0265_00024</text:p>
          </table:table-cell>
          <table:table-cell table:formula="of:=COM.MICROSOFT.CONCAT(&quot;FRAN_0265/&quot;;[.F15])" office:value-type="string" office:string-value="FRAN_0265/FRAN_0265_00024_L.png" calcext:value-type="string">
            <text:p>FRAN_0265/FRAN_0265_00024_L.png</text:p>
          </table:table-cell>
          <table:table-cell table:formula="of:=COM.MICROSOFT.CONCAT(&quot;https://iiif.geohistoricaldata.org/iiif/3/&quot;;[.F15])" office:value-type="string" office:string-value="https://iiif.geohistoricaldata.org/iiif/3/FRAN_0265_00024_L.png" calcext:value-type="string">
            <text:p>https://iiif.geohistoricaldata.org/iiif/3/FRAN_0265_00024_L.png</text:p>
          </table:table-cell>
          <table:table-cell table:formula="of:=COM.MICROSOFT.CONCAT(&quot;output/Atlas_general_de_Paris/&quot;;[.J15];&quot;.json&quot;)" office:value-type="string" office:string-value="output/Atlas_general_de_Paris/FRAN_0265_00024.json" calcext:value-type="string">
            <text:p>output/Atlas_general_de_Paris/FRAN_0265_00024.json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office:value-type="string" calcext:value-type="string">
            <text:p>15-a finir</text:p>
          </table:table-cell>
          <table:table-cell office:value-type="string" calcext:value-type="string">
            <text:p>FRAN_0265_00025</text:p>
          </table:table-cell>
          <table:table-cell table:formula="of:=COM.MICROSOFT.CONCAT([.E16];&quot;_L.png&quot;)" office:value-type="string" office:string-value="FRAN_0265_00025_L.png" calcext:value-type="string">
            <text:p>FRAN_0265_00025_L.png</text:p>
          </table:table-cell>
          <table:table-cell table:formula="of:=COM.MICROSOFT.CONCAT(&quot;cadastre_general_paris/&quot;;[.A16];&quot;/&quot;;[.F16];&quot;.points&quot;)" office:value-type="string" office:string-value="cadastre_general_paris/15/FRAN_0265_00025_L.png.points" calcext:value-type="string">
            <text:p>cadastre_general_paris/15/FRAN_0265_00025_L.png.points</text:p>
          </table:table-cell>
          <table:table-cell table:formula="of:=COM.MICROSOFT.CONCAT(&quot;cadastre_general_paris_numeros/&quot;;[.D16];&quot;/NUMEROS_QUARTIER_&quot;;[.A16];&quot;_CORRIGES.zip&quot;)" office:value-type="string" office:string-value="cadastre_general_paris_numeros/15-a finir/NUMEROS_QUARTIER_15_CORRIGES.zip" calcext:value-type="string">
            <text:p>cadastre_general_paris_numeros/15-a finir/NUMEROS_QUARTIER_15_CORRIGES.zip</text:p>
          </table:table-cell>
          <table:table-cell table:formula="of:=COM.MICROSOFT.CONCAT(&quot;cadastre_general_paris_resultat/&quot;;[.A16];&quot;/NUMEROS_QUARTIER_&quot;;[.A16];&quot;_CORRIGES_GEOREF.gpkg&quot;)" office:value-type="string" office:string-value="cadastre_general_paris_resultat/15/NUMEROS_QUARTIER_15_CORRIGES_GEOREF.gpkg" calcext:value-type="string">
            <text:p>cadastre_general_paris_resultat/15/NUMEROS_QUARTIER_15_CORRIGES_GEOREF.gpkg</text:p>
          </table:table-cell>
          <table:table-cell table:formula="of:=[.E16]" office:value-type="string" office:string-value="FRAN_0265_00025" calcext:value-type="string">
            <text:p>FRAN_0265_00025</text:p>
          </table:table-cell>
          <table:table-cell table:formula="of:=COM.MICROSOFT.CONCAT(&quot;FRAN_0265/&quot;;[.F16])" office:value-type="string" office:string-value="FRAN_0265/FRAN_0265_00025_L.png" calcext:value-type="string">
            <text:p>FRAN_0265/FRAN_0265_00025_L.png</text:p>
          </table:table-cell>
          <table:table-cell table:formula="of:=COM.MICROSOFT.CONCAT(&quot;https://iiif.geohistoricaldata.org/iiif/3/&quot;;[.F16])" office:value-type="string" office:string-value="https://iiif.geohistoricaldata.org/iiif/3/FRAN_0265_00025_L.png" calcext:value-type="string">
            <text:p>https://iiif.geohistoricaldata.org/iiif/3/FRAN_0265_00025_L.png</text:p>
          </table:table-cell>
          <table:table-cell table:formula="of:=COM.MICROSOFT.CONCAT(&quot;output/Atlas_general_de_Paris/&quot;;[.J16];&quot;.json&quot;)" office:value-type="string" office:string-value="output/Atlas_general_de_Paris/FRAN_0265_00025.json" calcext:value-type="string">
            <text:p>output/Atlas_general_de_Paris/FRAN_0265_00025.json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17]" office:value-type="float" office:value="16" calcext:value-type="float">
            <text:p>16</text:p>
          </table:table-cell>
          <table:table-cell office:value-type="string" calcext:value-type="string">
            <text:p>16-a finir</text:p>
          </table:table-cell>
          <table:table-cell office:value-type="string" calcext:value-type="string">
            <text:p>FRAN_0265_00026</text:p>
          </table:table-cell>
          <table:table-cell table:formula="of:=COM.MICROSOFT.CONCAT([.E17];&quot;_L.png&quot;)" office:value-type="string" office:string-value="FRAN_0265_00026_L.png" calcext:value-type="string">
            <text:p>FRAN_0265_00026_L.png</text:p>
          </table:table-cell>
          <table:table-cell table:formula="of:=COM.MICROSOFT.CONCAT(&quot;cadastre_general_paris/&quot;;[.A17];&quot;/&quot;;[.F17];&quot;.points&quot;)" office:value-type="string" office:string-value="cadastre_general_paris/16/FRAN_0265_00026_L.png.points" calcext:value-type="string">
            <text:p>cadastre_general_paris/16/FRAN_0265_00026_L.png.points</text:p>
          </table:table-cell>
          <table:table-cell table:formula="of:=COM.MICROSOFT.CONCAT(&quot;cadastre_general_paris_numeros/&quot;;[.D17];&quot;/NUMEROS_QUARTIER_&quot;;[.A17];&quot;_CORRIGES.zip&quot;)" office:value-type="string" office:string-value="cadastre_general_paris_numeros/16-a finir/NUMEROS_QUARTIER_16_CORRIGES.zip" calcext:value-type="string">
            <text:p>cadastre_general_paris_numeros/16-a finir/NUMEROS_QUARTIER_16_CORRIGES.zip</text:p>
          </table:table-cell>
          <table:table-cell table:formula="of:=COM.MICROSOFT.CONCAT(&quot;cadastre_general_paris_resultat/&quot;;[.A17];&quot;/NUMEROS_QUARTIER_&quot;;[.A17];&quot;_CORRIGES_GEOREF.gpkg&quot;)" office:value-type="string" office:string-value="cadastre_general_paris_resultat/16/NUMEROS_QUARTIER_16_CORRIGES_GEOREF.gpkg" calcext:value-type="string">
            <text:p>cadastre_general_paris_resultat/16/NUMEROS_QUARTIER_16_CORRIGES_GEOREF.gpkg</text:p>
          </table:table-cell>
          <table:table-cell table:formula="of:=[.E17]" office:value-type="string" office:string-value="FRAN_0265_00026" calcext:value-type="string">
            <text:p>FRAN_0265_00026</text:p>
          </table:table-cell>
          <table:table-cell table:formula="of:=COM.MICROSOFT.CONCAT(&quot;FRAN_0265/&quot;;[.F17])" office:value-type="string" office:string-value="FRAN_0265/FRAN_0265_00026_L.png" calcext:value-type="string">
            <text:p>FRAN_0265/FRAN_0265_00026_L.png</text:p>
          </table:table-cell>
          <table:table-cell table:formula="of:=COM.MICROSOFT.CONCAT(&quot;https://iiif.geohistoricaldata.org/iiif/3/&quot;;[.F17])" office:value-type="string" office:string-value="https://iiif.geohistoricaldata.org/iiif/3/FRAN_0265_00026_L.png" calcext:value-type="string">
            <text:p>https://iiif.geohistoricaldata.org/iiif/3/FRAN_0265_00026_L.png</text:p>
          </table:table-cell>
          <table:table-cell table:formula="of:=COM.MICROSOFT.CONCAT(&quot;output/Atlas_general_de_Paris/&quot;;[.J17];&quot;.json&quot;)" office:value-type="string" office:string-value="output/Atlas_general_de_Paris/FRAN_0265_00026.json" calcext:value-type="string">
            <text:p>output/Atlas_general_de_Paris/FRAN_0265_00026.json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office:value-type="string" calcext:value-type="string">
            <text:p>17-a finir</text:p>
          </table:table-cell>
          <table:table-cell office:value-type="string" calcext:value-type="string">
            <text:p>FRAN_0265_00028</text:p>
          </table:table-cell>
          <table:table-cell table:formula="of:=COM.MICROSOFT.CONCAT([.E18];&quot;_L.png&quot;)" office:value-type="string" office:string-value="FRAN_0265_00028_L.png" calcext:value-type="string">
            <text:p>FRAN_0265_00028_L.png</text:p>
          </table:table-cell>
          <table:table-cell table:formula="of:=COM.MICROSOFT.CONCAT(&quot;cadastre_general_paris/&quot;;[.A18];&quot;/&quot;;[.F18];&quot;.points&quot;)" office:value-type="string" office:string-value="cadastre_general_paris/17/FRAN_0265_00028_L.png.points" calcext:value-type="string">
            <text:p>cadastre_general_paris/17/FRAN_0265_00028_L.png.points</text:p>
          </table:table-cell>
          <table:table-cell table:formula="of:=COM.MICROSOFT.CONCAT(&quot;cadastre_general_paris_numeros/&quot;;[.D18];&quot;/NUMEROS_QUARTIER_&quot;;[.A18];&quot;_CORRIGES.zip&quot;)" office:value-type="string" office:string-value="cadastre_general_paris_numeros/17-a finir/NUMEROS_QUARTIER_17_CORRIGES.zip" calcext:value-type="string">
            <text:p>cadastre_general_paris_numeros/17-a finir/NUMEROS_QUARTIER_17_CORRIGES.zip</text:p>
          </table:table-cell>
          <table:table-cell table:formula="of:=COM.MICROSOFT.CONCAT(&quot;cadastre_general_paris_resultat/&quot;;[.A18];&quot;/NUMEROS_QUARTIER_&quot;;[.A18];&quot;_CORRIGES_GEOREF.gpkg&quot;)" office:value-type="string" office:string-value="cadastre_general_paris_resultat/17/NUMEROS_QUARTIER_17_CORRIGES_GEOREF.gpkg" calcext:value-type="string">
            <text:p>cadastre_general_paris_resultat/17/NUMEROS_QUARTIER_17_CORRIGES_GEOREF.gpkg</text:p>
          </table:table-cell>
          <table:table-cell table:formula="of:=[.E18]" office:value-type="string" office:string-value="FRAN_0265_00028" calcext:value-type="string">
            <text:p>FRAN_0265_00028</text:p>
          </table:table-cell>
          <table:table-cell table:formula="of:=COM.MICROSOFT.CONCAT(&quot;FRAN_0265/&quot;;[.F18])" office:value-type="string" office:string-value="FRAN_0265/FRAN_0265_00028_L.png" calcext:value-type="string">
            <text:p>FRAN_0265/FRAN_0265_00028_L.png</text:p>
          </table:table-cell>
          <table:table-cell table:formula="of:=COM.MICROSOFT.CONCAT(&quot;https://iiif.geohistoricaldata.org/iiif/3/&quot;;[.F18])" office:value-type="string" office:string-value="https://iiif.geohistoricaldata.org/iiif/3/FRAN_0265_00028_L.png" calcext:value-type="string">
            <text:p>https://iiif.geohistoricaldata.org/iiif/3/FRAN_0265_00028_L.png</text:p>
          </table:table-cell>
          <table:table-cell table:formula="of:=COM.MICROSOFT.CONCAT(&quot;output/Atlas_general_de_Paris/&quot;;[.J18];&quot;.json&quot;)" office:value-type="string" office:string-value="output/Atlas_general_de_Paris/FRAN_0265_00028.json" calcext:value-type="string">
            <text:p>output/Atlas_general_de_Paris/FRAN_0265_00028.json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A19]" office:value-type="float" office:value="18" calcext:value-type="float">
            <text:p>18</text:p>
          </table:table-cell>
          <table:table-cell office:value-type="string" calcext:value-type="string">
            <text:p>18-a finir</text:p>
          </table:table-cell>
          <table:table-cell office:value-type="string" calcext:value-type="string">
            <text:p>FRAN_0265_00029</text:p>
          </table:table-cell>
          <table:table-cell table:formula="of:=COM.MICROSOFT.CONCAT([.E19];&quot;_L.png&quot;)" office:value-type="string" office:string-value="FRAN_0265_00029_L.png" calcext:value-type="string">
            <text:p>FRAN_0265_00029_L.png</text:p>
          </table:table-cell>
          <table:table-cell table:formula="of:=COM.MICROSOFT.CONCAT(&quot;cadastre_general_paris/&quot;;[.A19];&quot;/&quot;;[.F19];&quot;.points&quot;)" office:value-type="string" office:string-value="cadastre_general_paris/18/FRAN_0265_00029_L.png.points" calcext:value-type="string">
            <text:p>cadastre_general_paris/18/FRAN_0265_00029_L.png.points</text:p>
          </table:table-cell>
          <table:table-cell table:formula="of:=COM.MICROSOFT.CONCAT(&quot;cadastre_general_paris_numeros/&quot;;[.D19];&quot;/NUMEROS_QUARTIER_&quot;;[.A19];&quot;_CORRIGES.zip&quot;)" office:value-type="string" office:string-value="cadastre_general_paris_numeros/18-a finir/NUMEROS_QUARTIER_18_CORRIGES.zip" calcext:value-type="string">
            <text:p>cadastre_general_paris_numeros/18-a finir/NUMEROS_QUARTIER_18_CORRIGES.zip</text:p>
          </table:table-cell>
          <table:table-cell table:formula="of:=COM.MICROSOFT.CONCAT(&quot;cadastre_general_paris_resultat/&quot;;[.A19];&quot;/NUMEROS_QUARTIER_&quot;;[.A19];&quot;_CORRIGES_GEOREF.gpkg&quot;)" office:value-type="string" office:string-value="cadastre_general_paris_resultat/18/NUMEROS_QUARTIER_18_CORRIGES_GEOREF.gpkg" calcext:value-type="string">
            <text:p>cadastre_general_paris_resultat/18/NUMEROS_QUARTIER_18_CORRIGES_GEOREF.gpkg</text:p>
          </table:table-cell>
          <table:table-cell table:formula="of:=[.E19]" office:value-type="string" office:string-value="FRAN_0265_00029" calcext:value-type="string">
            <text:p>FRAN_0265_00029</text:p>
          </table:table-cell>
          <table:table-cell table:formula="of:=COM.MICROSOFT.CONCAT(&quot;FRAN_0265/&quot;;[.F19])" office:value-type="string" office:string-value="FRAN_0265/FRAN_0265_00029_L.png" calcext:value-type="string">
            <text:p>FRAN_0265/FRAN_0265_00029_L.png</text:p>
          </table:table-cell>
          <table:table-cell table:formula="of:=COM.MICROSOFT.CONCAT(&quot;https://iiif.geohistoricaldata.org/iiif/3/&quot;;[.F19])" office:value-type="string" office:string-value="https://iiif.geohistoricaldata.org/iiif/3/FRAN_0265_00029_L.png" calcext:value-type="string">
            <text:p>https://iiif.geohistoricaldata.org/iiif/3/FRAN_0265_00029_L.png</text:p>
          </table:table-cell>
          <table:table-cell table:formula="of:=COM.MICROSOFT.CONCAT(&quot;output/Atlas_general_de_Paris/&quot;;[.J19];&quot;.json&quot;)" office:value-type="string" office:string-value="output/Atlas_general_de_Paris/FRAN_0265_00029.json" calcext:value-type="string">
            <text:p>output/Atlas_general_de_Paris/FRAN_0265_00029.json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A20]" office:value-type="float" office:value="19" calcext:value-type="float">
            <text:p>19</text:p>
          </table:table-cell>
          <table:table-cell office:value-type="string" calcext:value-type="string">
            <text:p>19-a finir</text:p>
          </table:table-cell>
          <table:table-cell office:value-type="string" calcext:value-type="string">
            <text:p>FRAN_0265_00030</text:p>
          </table:table-cell>
          <table:table-cell table:formula="of:=COM.MICROSOFT.CONCAT([.E20];&quot;_L.png&quot;)" office:value-type="string" office:string-value="FRAN_0265_00030_L.png" calcext:value-type="string">
            <text:p>FRAN_0265_00030_L.png</text:p>
          </table:table-cell>
          <table:table-cell table:formula="of:=COM.MICROSOFT.CONCAT(&quot;cadastre_general_paris/&quot;;[.A20];&quot;/&quot;;[.F20];&quot;.points&quot;)" office:value-type="string" office:string-value="cadastre_general_paris/19/FRAN_0265_00030_L.png.points" calcext:value-type="string">
            <text:p>cadastre_general_paris/19/FRAN_0265_00030_L.png.points</text:p>
          </table:table-cell>
          <table:table-cell table:formula="of:=COM.MICROSOFT.CONCAT(&quot;cadastre_general_paris_numeros/&quot;;[.D20];&quot;/NUMEROS_QUARTIER_&quot;;[.A20];&quot;_CORRIGES.zip&quot;)" office:value-type="string" office:string-value="cadastre_general_paris_numeros/19-a finir/NUMEROS_QUARTIER_19_CORRIGES.zip" calcext:value-type="string">
            <text:p>cadastre_general_paris_numeros/19-a finir/NUMEROS_QUARTIER_19_CORRIGES.zip</text:p>
          </table:table-cell>
          <table:table-cell table:formula="of:=COM.MICROSOFT.CONCAT(&quot;cadastre_general_paris_resultat/&quot;;[.A20];&quot;/NUMEROS_QUARTIER_&quot;;[.A20];&quot;_CORRIGES_GEOREF.gpkg&quot;)" office:value-type="string" office:string-value="cadastre_general_paris_resultat/19/NUMEROS_QUARTIER_19_CORRIGES_GEOREF.gpkg" calcext:value-type="string">
            <text:p>cadastre_general_paris_resultat/19/NUMEROS_QUARTIER_19_CORRIGES_GEOREF.gpkg</text:p>
          </table:table-cell>
          <table:table-cell table:formula="of:=[.E20]" office:value-type="string" office:string-value="FRAN_0265_00030" calcext:value-type="string">
            <text:p>FRAN_0265_00030</text:p>
          </table:table-cell>
          <table:table-cell table:formula="of:=COM.MICROSOFT.CONCAT(&quot;FRAN_0265/&quot;;[.F20])" office:value-type="string" office:string-value="FRAN_0265/FRAN_0265_00030_L.png" calcext:value-type="string">
            <text:p>FRAN_0265/FRAN_0265_00030_L.png</text:p>
          </table:table-cell>
          <table:table-cell table:formula="of:=COM.MICROSOFT.CONCAT(&quot;https://iiif.geohistoricaldata.org/iiif/3/&quot;;[.F20])" office:value-type="string" office:string-value="https://iiif.geohistoricaldata.org/iiif/3/FRAN_0265_00030_L.png" calcext:value-type="string">
            <text:p>https://iiif.geohistoricaldata.org/iiif/3/FRAN_0265_00030_L.png</text:p>
          </table:table-cell>
          <table:table-cell table:formula="of:=COM.MICROSOFT.CONCAT(&quot;output/Atlas_general_de_Paris/&quot;;[.J20];&quot;.json&quot;)" office:value-type="string" office:string-value="output/Atlas_general_de_Paris/FRAN_0265_00030.json" calcext:value-type="string">
            <text:p>output/Atlas_general_de_Paris/FRAN_0265_00030.json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21]" office:value-type="float" office:value="20" calcext:value-type="float">
            <text:p>20</text:p>
          </table:table-cell>
          <table:table-cell office:value-type="string" calcext:value-type="string">
            <text:p>20-a finir</text:p>
          </table:table-cell>
          <table:table-cell office:value-type="string" calcext:value-type="string">
            <text:p>FRAN_0265_00031</text:p>
          </table:table-cell>
          <table:table-cell table:formula="of:=COM.MICROSOFT.CONCAT([.E21];&quot;_L.png&quot;)" office:value-type="string" office:string-value="FRAN_0265_00031_L.png" calcext:value-type="string">
            <text:p>FRAN_0265_00031_L.png</text:p>
          </table:table-cell>
          <table:table-cell table:formula="of:=COM.MICROSOFT.CONCAT(&quot;cadastre_general_paris/&quot;;[.A21];&quot;/&quot;;[.F21];&quot;.points&quot;)" office:value-type="string" office:string-value="cadastre_general_paris/20/FRAN_0265_00031_L.png.points" calcext:value-type="string">
            <text:p>cadastre_general_paris/20/FRAN_0265_00031_L.png.points</text:p>
          </table:table-cell>
          <table:table-cell table:formula="of:=COM.MICROSOFT.CONCAT(&quot;cadastre_general_paris_numeros/&quot;;[.D21];&quot;/NUMEROS_QUARTIER_&quot;;[.A21];&quot;_CORRIGES.zip&quot;)" office:value-type="string" office:string-value="cadastre_general_paris_numeros/20-a finir/NUMEROS_QUARTIER_20_CORRIGES.zip" calcext:value-type="string">
            <text:p>cadastre_general_paris_numeros/20-a finir/NUMEROS_QUARTIER_20_CORRIGES.zip</text:p>
          </table:table-cell>
          <table:table-cell table:formula="of:=COM.MICROSOFT.CONCAT(&quot;cadastre_general_paris_resultat/&quot;;[.A21];&quot;/NUMEROS_QUARTIER_&quot;;[.A21];&quot;_CORRIGES_GEOREF.gpkg&quot;)" office:value-type="string" office:string-value="cadastre_general_paris_resultat/20/NUMEROS_QUARTIER_20_CORRIGES_GEOREF.gpkg" calcext:value-type="string">
            <text:p>cadastre_general_paris_resultat/20/NUMEROS_QUARTIER_20_CORRIGES_GEOREF.gpkg</text:p>
          </table:table-cell>
          <table:table-cell table:formula="of:=[.E21]" office:value-type="string" office:string-value="FRAN_0265_00031" calcext:value-type="string">
            <text:p>FRAN_0265_00031</text:p>
          </table:table-cell>
          <table:table-cell table:formula="of:=COM.MICROSOFT.CONCAT(&quot;FRAN_0265/&quot;;[.F21])" office:value-type="string" office:string-value="FRAN_0265/FRAN_0265_00031_L.png" calcext:value-type="string">
            <text:p>FRAN_0265/FRAN_0265_00031_L.png</text:p>
          </table:table-cell>
          <table:table-cell table:formula="of:=COM.MICROSOFT.CONCAT(&quot;https://iiif.geohistoricaldata.org/iiif/3/&quot;;[.F21])" office:value-type="string" office:string-value="https://iiif.geohistoricaldata.org/iiif/3/FRAN_0265_00031_L.png" calcext:value-type="string">
            <text:p>https://iiif.geohistoricaldata.org/iiif/3/FRAN_0265_00031_L.png</text:p>
          </table:table-cell>
          <table:table-cell table:formula="of:=COM.MICROSOFT.CONCAT(&quot;output/Atlas_general_de_Paris/&quot;;[.J21];&quot;.json&quot;)" office:value-type="string" office:string-value="output/Atlas_general_de_Paris/FRAN_0265_00031.json" calcext:value-type="string">
            <text:p>output/Atlas_general_de_Paris/FRAN_0265_00031.json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A22]" office:value-type="float" office:value="21" calcext:value-type="float">
            <text:p>21</text:p>
          </table:table-cell>
          <table:table-cell office:value-type="string" calcext:value-type="string">
            <text:p>21-a finir</text:p>
          </table:table-cell>
          <table:table-cell office:value-type="string" calcext:value-type="string">
            <text:p>FRAN_0265_00033</text:p>
          </table:table-cell>
          <table:table-cell table:formula="of:=COM.MICROSOFT.CONCAT([.E22];&quot;_L.png&quot;)" office:value-type="string" office:string-value="FRAN_0265_00033_L.png" calcext:value-type="string">
            <text:p>FRAN_0265_00033_L.png</text:p>
          </table:table-cell>
          <table:table-cell table:formula="of:=COM.MICROSOFT.CONCAT(&quot;cadastre_general_paris/&quot;;[.A22];&quot;/&quot;;[.F22];&quot;.points&quot;)" office:value-type="string" office:string-value="cadastre_general_paris/21/FRAN_0265_00033_L.png.points" calcext:value-type="string">
            <text:p>cadastre_general_paris/21/FRAN_0265_00033_L.png.points</text:p>
          </table:table-cell>
          <table:table-cell table:formula="of:=COM.MICROSOFT.CONCAT(&quot;cadastre_general_paris_numeros/&quot;;[.D22];&quot;/NUMEROS_QUARTIER_&quot;;[.A22];&quot;_CORRIGES.zip&quot;)" office:value-type="string" office:string-value="cadastre_general_paris_numeros/21-a finir/NUMEROS_QUARTIER_21_CORRIGES.zip" calcext:value-type="string">
            <text:p>cadastre_general_paris_numeros/21-a finir/NUMEROS_QUARTIER_21_CORRIGES.zip</text:p>
          </table:table-cell>
          <table:table-cell table:formula="of:=COM.MICROSOFT.CONCAT(&quot;cadastre_general_paris_resultat/&quot;;[.A22];&quot;/NUMEROS_QUARTIER_&quot;;[.A22];&quot;_CORRIGES_GEOREF.gpkg&quot;)" office:value-type="string" office:string-value="cadastre_general_paris_resultat/21/NUMEROS_QUARTIER_21_CORRIGES_GEOREF.gpkg" calcext:value-type="string">
            <text:p>cadastre_general_paris_resultat/21/NUMEROS_QUARTIER_21_CORRIGES_GEOREF.gpkg</text:p>
          </table:table-cell>
          <table:table-cell table:formula="of:=[.E22]" office:value-type="string" office:string-value="FRAN_0265_00033" calcext:value-type="string">
            <text:p>FRAN_0265_00033</text:p>
          </table:table-cell>
          <table:table-cell table:formula="of:=COM.MICROSOFT.CONCAT(&quot;FRAN_0265/&quot;;[.F22])" office:value-type="string" office:string-value="FRAN_0265/FRAN_0265_00033_L.png" calcext:value-type="string">
            <text:p>FRAN_0265/FRAN_0265_00033_L.png</text:p>
          </table:table-cell>
          <table:table-cell table:formula="of:=COM.MICROSOFT.CONCAT(&quot;https://iiif.geohistoricaldata.org/iiif/3/&quot;;[.F22])" office:value-type="string" office:string-value="https://iiif.geohistoricaldata.org/iiif/3/FRAN_0265_00033_L.png" calcext:value-type="string">
            <text:p>https://iiif.geohistoricaldata.org/iiif/3/FRAN_0265_00033_L.png</text:p>
          </table:table-cell>
          <table:table-cell table:formula="of:=COM.MICROSOFT.CONCAT(&quot;output/Atlas_general_de_Paris/&quot;;[.J22];&quot;.json&quot;)" office:value-type="string" office:string-value="output/Atlas_general_de_Paris/FRAN_0265_00033.json" calcext:value-type="string">
            <text:p>output/Atlas_general_de_Paris/FRAN_0265_00033.json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A23]" office:value-type="float" office:value="22" calcext:value-type="float">
            <text:p>22</text:p>
          </table:table-cell>
          <table:table-cell office:value-type="string" calcext:value-type="string">
            <text:p>22-a finir</text:p>
          </table:table-cell>
          <table:table-cell office:value-type="string" calcext:value-type="string">
            <text:p>FRAN_0265_00034</text:p>
          </table:table-cell>
          <table:table-cell table:formula="of:=COM.MICROSOFT.CONCAT([.E23];&quot;_L.png&quot;)" office:value-type="string" office:string-value="FRAN_0265_00034_L.png" calcext:value-type="string">
            <text:p>FRAN_0265_00034_L.png</text:p>
          </table:table-cell>
          <table:table-cell table:formula="of:=COM.MICROSOFT.CONCAT(&quot;cadastre_general_paris/&quot;;[.A23];&quot;/&quot;;[.F23];&quot;.points&quot;)" office:value-type="string" office:string-value="cadastre_general_paris/22/FRAN_0265_00034_L.png.points" calcext:value-type="string">
            <text:p>cadastre_general_paris/22/FRAN_0265_00034_L.png.points</text:p>
          </table:table-cell>
          <table:table-cell table:formula="of:=COM.MICROSOFT.CONCAT(&quot;cadastre_general_paris_numeros/&quot;;[.D23];&quot;/NUMEROS_QUARTIER_&quot;;[.A23];&quot;_CORRIGES.zip&quot;)" office:value-type="string" office:string-value="cadastre_general_paris_numeros/22-a finir/NUMEROS_QUARTIER_22_CORRIGES.zip" calcext:value-type="string">
            <text:p>cadastre_general_paris_numeros/22-a finir/NUMEROS_QUARTIER_22_CORRIGES.zip</text:p>
          </table:table-cell>
          <table:table-cell table:formula="of:=COM.MICROSOFT.CONCAT(&quot;cadastre_general_paris_resultat/&quot;;[.A23];&quot;/NUMEROS_QUARTIER_&quot;;[.A23];&quot;_CORRIGES_GEOREF.gpkg&quot;)" office:value-type="string" office:string-value="cadastre_general_paris_resultat/22/NUMEROS_QUARTIER_22_CORRIGES_GEOREF.gpkg" calcext:value-type="string">
            <text:p>cadastre_general_paris_resultat/22/NUMEROS_QUARTIER_22_CORRIGES_GEOREF.gpkg</text:p>
          </table:table-cell>
          <table:table-cell table:formula="of:=[.E23]" office:value-type="string" office:string-value="FRAN_0265_00034" calcext:value-type="string">
            <text:p>FRAN_0265_00034</text:p>
          </table:table-cell>
          <table:table-cell table:formula="of:=COM.MICROSOFT.CONCAT(&quot;FRAN_0265/&quot;;[.F23])" office:value-type="string" office:string-value="FRAN_0265/FRAN_0265_00034_L.png" calcext:value-type="string">
            <text:p>FRAN_0265/FRAN_0265_00034_L.png</text:p>
          </table:table-cell>
          <table:table-cell table:formula="of:=COM.MICROSOFT.CONCAT(&quot;https://iiif.geohistoricaldata.org/iiif/3/&quot;;[.F23])" office:value-type="string" office:string-value="https://iiif.geohistoricaldata.org/iiif/3/FRAN_0265_00034_L.png" calcext:value-type="string">
            <text:p>https://iiif.geohistoricaldata.org/iiif/3/FRAN_0265_00034_L.png</text:p>
          </table:table-cell>
          <table:table-cell table:formula="of:=COM.MICROSOFT.CONCAT(&quot;output/Atlas_general_de_Paris/&quot;;[.J23];&quot;.json&quot;)" office:value-type="string" office:string-value="output/Atlas_general_de_Paris/FRAN_0265_00034.json" calcext:value-type="string">
            <text:p>output/Atlas_general_de_Paris/FRAN_0265_00034.json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A24]" office:value-type="float" office:value="23" calcext:value-type="float">
            <text:p>23</text:p>
          </table:table-cell>
          <table:table-cell office:value-type="string" calcext:value-type="string">
            <text:p>23-a finir</text:p>
          </table:table-cell>
          <table:table-cell office:value-type="string" calcext:value-type="string">
            <text:p>FRAN_0265_00035</text:p>
          </table:table-cell>
          <table:table-cell table:formula="of:=COM.MICROSOFT.CONCAT([.E24];&quot;_L.png&quot;)" office:value-type="string" office:string-value="FRAN_0265_00035_L.png" calcext:value-type="string">
            <text:p>FRAN_0265_00035_L.png</text:p>
          </table:table-cell>
          <table:table-cell table:formula="of:=COM.MICROSOFT.CONCAT(&quot;cadastre_general_paris/&quot;;[.A24];&quot;/&quot;;[.F24];&quot;.points&quot;)" office:value-type="string" office:string-value="cadastre_general_paris/23/FRAN_0265_00035_L.png.points" calcext:value-type="string">
            <text:p>cadastre_general_paris/23/FRAN_0265_00035_L.png.points</text:p>
          </table:table-cell>
          <table:table-cell table:formula="of:=COM.MICROSOFT.CONCAT(&quot;cadastre_general_paris_numeros/&quot;;[.D24];&quot;/NUMEROS_QUARTIER_&quot;;[.A24];&quot;_CORRIGES.zip&quot;)" office:value-type="string" office:string-value="cadastre_general_paris_numeros/23-a finir/NUMEROS_QUARTIER_23_CORRIGES.zip" calcext:value-type="string">
            <text:p>cadastre_general_paris_numeros/23-a finir/NUMEROS_QUARTIER_23_CORRIGES.zip</text:p>
          </table:table-cell>
          <table:table-cell table:formula="of:=COM.MICROSOFT.CONCAT(&quot;cadastre_general_paris_resultat/&quot;;[.A24];&quot;/NUMEROS_QUARTIER_&quot;;[.A24];&quot;_CORRIGES_GEOREF.gpkg&quot;)" office:value-type="string" office:string-value="cadastre_general_paris_resultat/23/NUMEROS_QUARTIER_23_CORRIGES_GEOREF.gpkg" calcext:value-type="string">
            <text:p>cadastre_general_paris_resultat/23/NUMEROS_QUARTIER_23_CORRIGES_GEOREF.gpkg</text:p>
          </table:table-cell>
          <table:table-cell table:formula="of:=[.E24]" office:value-type="string" office:string-value="FRAN_0265_00035" calcext:value-type="string">
            <text:p>FRAN_0265_00035</text:p>
          </table:table-cell>
          <table:table-cell table:formula="of:=COM.MICROSOFT.CONCAT(&quot;FRAN_0265/&quot;;[.F24])" office:value-type="string" office:string-value="FRAN_0265/FRAN_0265_00035_L.png" calcext:value-type="string">
            <text:p>FRAN_0265/FRAN_0265_00035_L.png</text:p>
          </table:table-cell>
          <table:table-cell table:formula="of:=COM.MICROSOFT.CONCAT(&quot;https://iiif.geohistoricaldata.org/iiif/3/&quot;;[.F24])" office:value-type="string" office:string-value="https://iiif.geohistoricaldata.org/iiif/3/FRAN_0265_00035_L.png" calcext:value-type="string">
            <text:p>https://iiif.geohistoricaldata.org/iiif/3/FRAN_0265_00035_L.png</text:p>
          </table:table-cell>
          <table:table-cell table:formula="of:=COM.MICROSOFT.CONCAT(&quot;output/Atlas_general_de_Paris/&quot;;[.J24];&quot;.json&quot;)" office:value-type="string" office:string-value="output/Atlas_general_de_Paris/FRAN_0265_00035.json" calcext:value-type="string">
            <text:p>output/Atlas_general_de_Paris/FRAN_0265_00035.json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5]" office:value-type="float" office:value="24" calcext:value-type="float">
            <text:p>24</text:p>
          </table:table-cell>
          <table:table-cell office:value-type="string" calcext:value-type="string">
            <text:p>24-a finir</text:p>
          </table:table-cell>
          <table:table-cell office:value-type="string" calcext:value-type="string">
            <text:p>FRAN_0265_00036</text:p>
          </table:table-cell>
          <table:table-cell table:formula="of:=COM.MICROSOFT.CONCAT([.E25];&quot;_L.png&quot;)" office:value-type="string" office:string-value="FRAN_0265_00036_L.png" calcext:value-type="string">
            <text:p>FRAN_0265_00036_L.png</text:p>
          </table:table-cell>
          <table:table-cell table:formula="of:=COM.MICROSOFT.CONCAT(&quot;cadastre_general_paris/&quot;;[.A25];&quot;/&quot;;[.F25];&quot;.points&quot;)" office:value-type="string" office:string-value="cadastre_general_paris/24/FRAN_0265_00036_L.png.points" calcext:value-type="string">
            <text:p>cadastre_general_paris/24/FRAN_0265_00036_L.png.points</text:p>
          </table:table-cell>
          <table:table-cell table:formula="of:=COM.MICROSOFT.CONCAT(&quot;cadastre_general_paris_numeros/&quot;;[.D25];&quot;/NUMEROS_QUARTIER_&quot;;[.A25];&quot;_CORRIGES.zip&quot;)" office:value-type="string" office:string-value="cadastre_general_paris_numeros/24-a finir/NUMEROS_QUARTIER_24_CORRIGES.zip" calcext:value-type="string">
            <text:p>cadastre_general_paris_numeros/24-a finir/NUMEROS_QUARTIER_24_CORRIGES.zip</text:p>
          </table:table-cell>
          <table:table-cell table:formula="of:=COM.MICROSOFT.CONCAT(&quot;cadastre_general_paris_resultat/&quot;;[.A25];&quot;/NUMEROS_QUARTIER_&quot;;[.A25];&quot;_CORRIGES_GEOREF.gpkg&quot;)" office:value-type="string" office:string-value="cadastre_general_paris_resultat/24/NUMEROS_QUARTIER_24_CORRIGES_GEOREF.gpkg" calcext:value-type="string">
            <text:p>cadastre_general_paris_resultat/24/NUMEROS_QUARTIER_24_CORRIGES_GEOREF.gpkg</text:p>
          </table:table-cell>
          <table:table-cell table:formula="of:=[.E25]" office:value-type="string" office:string-value="FRAN_0265_00036" calcext:value-type="string">
            <text:p>FRAN_0265_00036</text:p>
          </table:table-cell>
          <table:table-cell table:formula="of:=COM.MICROSOFT.CONCAT(&quot;FRAN_0265/&quot;;[.F25])" office:value-type="string" office:string-value="FRAN_0265/FRAN_0265_00036_L.png" calcext:value-type="string">
            <text:p>FRAN_0265/FRAN_0265_00036_L.png</text:p>
          </table:table-cell>
          <table:table-cell table:formula="of:=COM.MICROSOFT.CONCAT(&quot;https://iiif.geohistoricaldata.org/iiif/3/&quot;;[.F25])" office:value-type="string" office:string-value="https://iiif.geohistoricaldata.org/iiif/3/FRAN_0265_00036_L.png" calcext:value-type="string">
            <text:p>https://iiif.geohistoricaldata.org/iiif/3/FRAN_0265_00036_L.png</text:p>
          </table:table-cell>
          <table:table-cell table:formula="of:=COM.MICROSOFT.CONCAT(&quot;output/Atlas_general_de_Paris/&quot;;[.J25];&quot;.json&quot;)" office:value-type="string" office:string-value="output/Atlas_general_de_Paris/FRAN_0265_00036.json" calcext:value-type="string">
            <text:p>output/Atlas_general_de_Paris/FRAN_0265_00036.json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A26]" office:value-type="float" office:value="25" calcext:value-type="float">
            <text:p>25</text:p>
          </table:table-cell>
          <table:table-cell office:value-type="string" calcext:value-type="string">
            <text:p>25-a finir</text:p>
          </table:table-cell>
          <table:table-cell office:value-type="string" calcext:value-type="string">
            <text:p>FRAN_0265_00042</text:p>
          </table:table-cell>
          <table:table-cell table:formula="of:=COM.MICROSOFT.CONCAT([.E26];&quot;_L.png&quot;)" office:value-type="string" office:string-value="FRAN_0265_00042_L.png" calcext:value-type="string">
            <text:p>FRAN_0265_00042_L.png</text:p>
          </table:table-cell>
          <table:table-cell table:formula="of:=COM.MICROSOFT.CONCAT(&quot;cadastre_general_paris/&quot;;[.A26];&quot;/&quot;;[.F26];&quot;.points&quot;)" office:value-type="string" office:string-value="cadastre_general_paris/25/FRAN_0265_00042_L.png.points" calcext:value-type="string">
            <text:p>cadastre_general_paris/25/FRAN_0265_00042_L.png.points</text:p>
          </table:table-cell>
          <table:table-cell table:formula="of:=COM.MICROSOFT.CONCAT(&quot;cadastre_general_paris_numeros/&quot;;[.D26];&quot;/NUMEROS_QUARTIER_&quot;;[.A26];&quot;_CORRIGES.zip&quot;)" office:value-type="string" office:string-value="cadastre_general_paris_numeros/25-a finir/NUMEROS_QUARTIER_25_CORRIGES.zip" calcext:value-type="string">
            <text:p>cadastre_general_paris_numeros/25-a finir/NUMEROS_QUARTIER_25_CORRIGES.zip</text:p>
          </table:table-cell>
          <table:table-cell table:formula="of:=COM.MICROSOFT.CONCAT(&quot;cadastre_general_paris_resultat/&quot;;[.A26];&quot;/NUMEROS_QUARTIER_&quot;;[.A26];&quot;_CORRIGES_GEOREF.gpkg&quot;)" office:value-type="string" office:string-value="cadastre_general_paris_resultat/25/NUMEROS_QUARTIER_25_CORRIGES_GEOREF.gpkg" calcext:value-type="string">
            <text:p>cadastre_general_paris_resultat/25/NUMEROS_QUARTIER_25_CORRIGES_GEOREF.gpkg</text:p>
          </table:table-cell>
          <table:table-cell table:formula="of:=[.E26]" office:value-type="string" office:string-value="FRAN_0265_00042" calcext:value-type="string">
            <text:p>FRAN_0265_00042</text:p>
          </table:table-cell>
          <table:table-cell table:formula="of:=COM.MICROSOFT.CONCAT(&quot;FRAN_0265/&quot;;[.F26])" office:value-type="string" office:string-value="FRAN_0265/FRAN_0265_00042_L.png" calcext:value-type="string">
            <text:p>FRAN_0265/FRAN_0265_00042_L.png</text:p>
          </table:table-cell>
          <table:table-cell table:formula="of:=COM.MICROSOFT.CONCAT(&quot;https://iiif.geohistoricaldata.org/iiif/3/&quot;;[.F26])" office:value-type="string" office:string-value="https://iiif.geohistoricaldata.org/iiif/3/FRAN_0265_00042_L.png" calcext:value-type="string">
            <text:p>https://iiif.geohistoricaldata.org/iiif/3/FRAN_0265_00042_L.png</text:p>
          </table:table-cell>
          <table:table-cell table:formula="of:=COM.MICROSOFT.CONCAT(&quot;output/Atlas_general_de_Paris/&quot;;[.J26];&quot;.json&quot;)" office:value-type="string" office:string-value="output/Atlas_general_de_Paris/FRAN_0265_00042.json" calcext:value-type="string">
            <text:p>output/Atlas_general_de_Paris/FRAN_0265_00042.json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27]" office:value-type="float" office:value="26" calcext:value-type="float">
            <text:p>26</text:p>
          </table:table-cell>
          <table:table-cell office:value-type="string" calcext:value-type="string">
            <text:p>26-a finir</text:p>
          </table:table-cell>
          <table:table-cell office:value-type="string" calcext:value-type="string">
            <text:p>FRAN_0265_00043</text:p>
          </table:table-cell>
          <table:table-cell table:formula="of:=COM.MICROSOFT.CONCAT([.E27];&quot;_L.png&quot;)" office:value-type="string" office:string-value="FRAN_0265_00043_L.png" calcext:value-type="string">
            <text:p>FRAN_0265_00043_L.png</text:p>
          </table:table-cell>
          <table:table-cell table:formula="of:=COM.MICROSOFT.CONCAT(&quot;cadastre_general_paris/&quot;;[.A27];&quot;/&quot;;[.F27];&quot;.points&quot;)" office:value-type="string" office:string-value="cadastre_general_paris/26/FRAN_0265_00043_L.png.points" calcext:value-type="string">
            <text:p>cadastre_general_paris/26/FRAN_0265_00043_L.png.points</text:p>
          </table:table-cell>
          <table:table-cell table:formula="of:=COM.MICROSOFT.CONCAT(&quot;cadastre_general_paris_numeros/&quot;;[.D27];&quot;/NUMEROS_QUARTIER_&quot;;[.A27];&quot;_CORRIGES.zip&quot;)" office:value-type="string" office:string-value="cadastre_general_paris_numeros/26-a finir/NUMEROS_QUARTIER_26_CORRIGES.zip" calcext:value-type="string">
            <text:p>cadastre_general_paris_numeros/26-a finir/NUMEROS_QUARTIER_26_CORRIGES.zip</text:p>
          </table:table-cell>
          <table:table-cell table:formula="of:=COM.MICROSOFT.CONCAT(&quot;cadastre_general_paris_resultat/&quot;;[.A27];&quot;/NUMEROS_QUARTIER_&quot;;[.A27];&quot;_CORRIGES_GEOREF.gpkg&quot;)" office:value-type="string" office:string-value="cadastre_general_paris_resultat/26/NUMEROS_QUARTIER_26_CORRIGES_GEOREF.gpkg" calcext:value-type="string">
            <text:p>cadastre_general_paris_resultat/26/NUMEROS_QUARTIER_26_CORRIGES_GEOREF.gpkg</text:p>
          </table:table-cell>
          <table:table-cell table:formula="of:=[.E27]" office:value-type="string" office:string-value="FRAN_0265_00043" calcext:value-type="string">
            <text:p>FRAN_0265_00043</text:p>
          </table:table-cell>
          <table:table-cell table:formula="of:=COM.MICROSOFT.CONCAT(&quot;FRAN_0265/&quot;;[.F27])" office:value-type="string" office:string-value="FRAN_0265/FRAN_0265_00043_L.png" calcext:value-type="string">
            <text:p>FRAN_0265/FRAN_0265_00043_L.png</text:p>
          </table:table-cell>
          <table:table-cell table:formula="of:=COM.MICROSOFT.CONCAT(&quot;https://iiif.geohistoricaldata.org/iiif/3/&quot;;[.F27])" office:value-type="string" office:string-value="https://iiif.geohistoricaldata.org/iiif/3/FRAN_0265_00043_L.png" calcext:value-type="string">
            <text:p>https://iiif.geohistoricaldata.org/iiif/3/FRAN_0265_00043_L.png</text:p>
          </table:table-cell>
          <table:table-cell table:formula="of:=COM.MICROSOFT.CONCAT(&quot;output/Atlas_general_de_Paris/&quot;;[.J27];&quot;.json&quot;)" office:value-type="string" office:string-value="output/Atlas_general_de_Paris/FRAN_0265_00043.json" calcext:value-type="string">
            <text:p>output/Atlas_general_de_Paris/FRAN_0265_00043.json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A28]" office:value-type="float" office:value="27" calcext:value-type="float">
            <text:p>27</text:p>
          </table:table-cell>
          <table:table-cell office:value-type="string" calcext:value-type="string">
            <text:p>27-a finir</text:p>
          </table:table-cell>
          <table:table-cell office:value-type="string" calcext:value-type="string">
            <text:p>FRAN_0265_00044</text:p>
          </table:table-cell>
          <table:table-cell table:formula="of:=COM.MICROSOFT.CONCAT([.E28];&quot;_L.png&quot;)" office:value-type="string" office:string-value="FRAN_0265_00044_L.png" calcext:value-type="string">
            <text:p>FRAN_0265_00044_L.png</text:p>
          </table:table-cell>
          <table:table-cell table:formula="of:=COM.MICROSOFT.CONCAT(&quot;cadastre_general_paris/&quot;;[.A28];&quot;/&quot;;[.F28];&quot;.points&quot;)" office:value-type="string" office:string-value="cadastre_general_paris/27/FRAN_0265_00044_L.png.points" calcext:value-type="string">
            <text:p>cadastre_general_paris/27/FRAN_0265_00044_L.png.points</text:p>
          </table:table-cell>
          <table:table-cell table:formula="of:=COM.MICROSOFT.CONCAT(&quot;cadastre_general_paris_numeros/&quot;;[.D28];&quot;/NUMEROS_QUARTIER_&quot;;[.A28];&quot;_CORRIGES.zip&quot;)" office:value-type="string" office:string-value="cadastre_general_paris_numeros/27-a finir/NUMEROS_QUARTIER_27_CORRIGES.zip" calcext:value-type="string">
            <text:p>cadastre_general_paris_numeros/27-a finir/NUMEROS_QUARTIER_27_CORRIGES.zip</text:p>
          </table:table-cell>
          <table:table-cell table:formula="of:=COM.MICROSOFT.CONCAT(&quot;cadastre_general_paris_resultat/&quot;;[.A28];&quot;/NUMEROS_QUARTIER_&quot;;[.A28];&quot;_CORRIGES_GEOREF.gpkg&quot;)" office:value-type="string" office:string-value="cadastre_general_paris_resultat/27/NUMEROS_QUARTIER_27_CORRIGES_GEOREF.gpkg" calcext:value-type="string">
            <text:p>cadastre_general_paris_resultat/27/NUMEROS_QUARTIER_27_CORRIGES_GEOREF.gpkg</text:p>
          </table:table-cell>
          <table:table-cell table:formula="of:=[.E28]" office:value-type="string" office:string-value="FRAN_0265_00044" calcext:value-type="string">
            <text:p>FRAN_0265_00044</text:p>
          </table:table-cell>
          <table:table-cell table:formula="of:=COM.MICROSOFT.CONCAT(&quot;FRAN_0265/&quot;;[.F28])" office:value-type="string" office:string-value="FRAN_0265/FRAN_0265_00044_L.png" calcext:value-type="string">
            <text:p>FRAN_0265/FRAN_0265_00044_L.png</text:p>
          </table:table-cell>
          <table:table-cell table:formula="of:=COM.MICROSOFT.CONCAT(&quot;https://iiif.geohistoricaldata.org/iiif/3/&quot;;[.F28])" office:value-type="string" office:string-value="https://iiif.geohistoricaldata.org/iiif/3/FRAN_0265_00044_L.png" calcext:value-type="string">
            <text:p>https://iiif.geohistoricaldata.org/iiif/3/FRAN_0265_00044_L.png</text:p>
          </table:table-cell>
          <table:table-cell table:formula="of:=COM.MICROSOFT.CONCAT(&quot;output/Atlas_general_de_Paris/&quot;;[.J28];&quot;.json&quot;)" office:value-type="string" office:string-value="output/Atlas_general_de_Paris/FRAN_0265_00044.json" calcext:value-type="string">
            <text:p>output/Atlas_general_de_Paris/FRAN_0265_00044.json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A29]" office:value-type="float" office:value="28" calcext:value-type="float">
            <text:p>28</text:p>
          </table:table-cell>
          <table:table-cell office:value-type="string" calcext:value-type="string">
            <text:p>28-a finir</text:p>
          </table:table-cell>
          <table:table-cell office:value-type="string" calcext:value-type="string">
            <text:p>FRAN_0265_00045</text:p>
          </table:table-cell>
          <table:table-cell table:formula="of:=COM.MICROSOFT.CONCAT([.E29];&quot;_L.png&quot;)" office:value-type="string" office:string-value="FRAN_0265_00045_L.png" calcext:value-type="string">
            <text:p>FRAN_0265_00045_L.png</text:p>
          </table:table-cell>
          <table:table-cell table:formula="of:=COM.MICROSOFT.CONCAT(&quot;cadastre_general_paris/&quot;;[.A29];&quot;/&quot;;[.F29];&quot;.points&quot;)" office:value-type="string" office:string-value="cadastre_general_paris/28/FRAN_0265_00045_L.png.points" calcext:value-type="string">
            <text:p>cadastre_general_paris/28/FRAN_0265_00045_L.png.points</text:p>
          </table:table-cell>
          <table:table-cell table:formula="of:=COM.MICROSOFT.CONCAT(&quot;cadastre_general_paris_numeros/&quot;;[.D29];&quot;/NUMEROS_QUARTIER_&quot;;[.A29];&quot;_CORRIGES.zip&quot;)" office:value-type="string" office:string-value="cadastre_general_paris_numeros/28-a finir/NUMEROS_QUARTIER_28_CORRIGES.zip" calcext:value-type="string">
            <text:p>cadastre_general_paris_numeros/28-a finir/NUMEROS_QUARTIER_28_CORRIGES.zip</text:p>
          </table:table-cell>
          <table:table-cell table:formula="of:=COM.MICROSOFT.CONCAT(&quot;cadastre_general_paris_resultat/&quot;;[.A29];&quot;/NUMEROS_QUARTIER_&quot;;[.A29];&quot;_CORRIGES_GEOREF.gpkg&quot;)" office:value-type="string" office:string-value="cadastre_general_paris_resultat/28/NUMEROS_QUARTIER_28_CORRIGES_GEOREF.gpkg" calcext:value-type="string">
            <text:p>cadastre_general_paris_resultat/28/NUMEROS_QUARTIER_28_CORRIGES_GEOREF.gpkg</text:p>
          </table:table-cell>
          <table:table-cell table:formula="of:=[.E29]" office:value-type="string" office:string-value="FRAN_0265_00045" calcext:value-type="string">
            <text:p>FRAN_0265_00045</text:p>
          </table:table-cell>
          <table:table-cell table:formula="of:=COM.MICROSOFT.CONCAT(&quot;FRAN_0265/&quot;;[.F29])" office:value-type="string" office:string-value="FRAN_0265/FRAN_0265_00045_L.png" calcext:value-type="string">
            <text:p>FRAN_0265/FRAN_0265_00045_L.png</text:p>
          </table:table-cell>
          <table:table-cell table:formula="of:=COM.MICROSOFT.CONCAT(&quot;https://iiif.geohistoricaldata.org/iiif/3/&quot;;[.F29])" office:value-type="string" office:string-value="https://iiif.geohistoricaldata.org/iiif/3/FRAN_0265_00045_L.png" calcext:value-type="string">
            <text:p>https://iiif.geohistoricaldata.org/iiif/3/FRAN_0265_00045_L.png</text:p>
          </table:table-cell>
          <table:table-cell table:formula="of:=COM.MICROSOFT.CONCAT(&quot;output/Atlas_general_de_Paris/&quot;;[.J29];&quot;.json&quot;)" office:value-type="string" office:string-value="output/Atlas_general_de_Paris/FRAN_0265_00045.json" calcext:value-type="string">
            <text:p>output/Atlas_general_de_Paris/FRAN_0265_00045.json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A30]" office:value-type="float" office:value="29" calcext:value-type="float">
            <text:p>29</text:p>
          </table:table-cell>
          <table:table-cell office:value-type="string" calcext:value-type="string">
            <text:p>29-a finir</text:p>
          </table:table-cell>
          <table:table-cell office:value-type="string" calcext:value-type="string">
            <text:p>FRAN_0265_00047</text:p>
          </table:table-cell>
          <table:table-cell table:formula="of:=COM.MICROSOFT.CONCAT([.E30];&quot;_L.png&quot;)" office:value-type="string" office:string-value="FRAN_0265_00047_L.png" calcext:value-type="string">
            <text:p>FRAN_0265_00047_L.png</text:p>
          </table:table-cell>
          <table:table-cell table:formula="of:=COM.MICROSOFT.CONCAT(&quot;cadastre_general_paris/&quot;;[.A30];&quot;/&quot;;[.F30];&quot;.points&quot;)" office:value-type="string" office:string-value="cadastre_general_paris/29/FRAN_0265_00047_L.png.points" calcext:value-type="string">
            <text:p>cadastre_general_paris/29/FRAN_0265_00047_L.png.points</text:p>
          </table:table-cell>
          <table:table-cell table:formula="of:=COM.MICROSOFT.CONCAT(&quot;cadastre_general_paris_numeros/&quot;;[.D30];&quot;/NUMEROS_QUARTIER_&quot;;[.A30];&quot;_CORRIGES.zip&quot;)" office:value-type="string" office:string-value="cadastre_general_paris_numeros/29-a finir/NUMEROS_QUARTIER_29_CORRIGES.zip" calcext:value-type="string">
            <text:p>cadastre_general_paris_numeros/29-a finir/NUMEROS_QUARTIER_29_CORRIGES.zip</text:p>
          </table:table-cell>
          <table:table-cell table:formula="of:=COM.MICROSOFT.CONCAT(&quot;cadastre_general_paris_resultat/&quot;;[.A30];&quot;/NUMEROS_QUARTIER_&quot;;[.A30];&quot;_CORRIGES_GEOREF.gpkg&quot;)" office:value-type="string" office:string-value="cadastre_general_paris_resultat/29/NUMEROS_QUARTIER_29_CORRIGES_GEOREF.gpkg" calcext:value-type="string">
            <text:p>cadastre_general_paris_resultat/29/NUMEROS_QUARTIER_29_CORRIGES_GEOREF.gpkg</text:p>
          </table:table-cell>
          <table:table-cell table:formula="of:=[.E30]" office:value-type="string" office:string-value="FRAN_0265_00047" calcext:value-type="string">
            <text:p>FRAN_0265_00047</text:p>
          </table:table-cell>
          <table:table-cell table:formula="of:=COM.MICROSOFT.CONCAT(&quot;FRAN_0265/&quot;;[.F30])" office:value-type="string" office:string-value="FRAN_0265/FRAN_0265_00047_L.png" calcext:value-type="string">
            <text:p>FRAN_0265/FRAN_0265_00047_L.png</text:p>
          </table:table-cell>
          <table:table-cell table:formula="of:=COM.MICROSOFT.CONCAT(&quot;https://iiif.geohistoricaldata.org/iiif/3/&quot;;[.F30])" office:value-type="string" office:string-value="https://iiif.geohistoricaldata.org/iiif/3/FRAN_0265_00047_L.png" calcext:value-type="string">
            <text:p>https://iiif.geohistoricaldata.org/iiif/3/FRAN_0265_00047_L.png</text:p>
          </table:table-cell>
          <table:table-cell table:formula="of:=COM.MICROSOFT.CONCAT(&quot;output/Atlas_general_de_Paris/&quot;;[.J30];&quot;.json&quot;)" office:value-type="string" office:string-value="output/Atlas_general_de_Paris/FRAN_0265_00047.json" calcext:value-type="string">
            <text:p>output/Atlas_general_de_Paris/FRAN_0265_00047.json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31]" office:value-type="float" office:value="30" calcext:value-type="float">
            <text:p>30</text:p>
          </table:table-cell>
          <table:table-cell office:value-type="string" calcext:value-type="string">
            <text:p>30-a finir</text:p>
          </table:table-cell>
          <table:table-cell office:value-type="string" calcext:value-type="string">
            <text:p>FRAN_0265_00048</text:p>
          </table:table-cell>
          <table:table-cell table:formula="of:=COM.MICROSOFT.CONCAT([.E31];&quot;_L.png&quot;)" office:value-type="string" office:string-value="FRAN_0265_00048_L.png" calcext:value-type="string">
            <text:p>FRAN_0265_00048_L.png</text:p>
          </table:table-cell>
          <table:table-cell table:formula="of:=COM.MICROSOFT.CONCAT(&quot;cadastre_general_paris/&quot;;[.A31];&quot;/&quot;;[.F31];&quot;.points&quot;)" office:value-type="string" office:string-value="cadastre_general_paris/30/FRAN_0265_00048_L.png.points" calcext:value-type="string">
            <text:p>cadastre_general_paris/30/FRAN_0265_00048_L.png.points</text:p>
          </table:table-cell>
          <table:table-cell table:formula="of:=COM.MICROSOFT.CONCAT(&quot;cadastre_general_paris_numeros/&quot;;[.D31];&quot;/NUMEROS_QUARTIER_&quot;;[.A31];&quot;_CORRIGES.zip&quot;)" office:value-type="string" office:string-value="cadastre_general_paris_numeros/30-a finir/NUMEROS_QUARTIER_30_CORRIGES.zip" calcext:value-type="string">
            <text:p>cadastre_general_paris_numeros/30-a finir/NUMEROS_QUARTIER_30_CORRIGES.zip</text:p>
          </table:table-cell>
          <table:table-cell table:formula="of:=COM.MICROSOFT.CONCAT(&quot;cadastre_general_paris_resultat/&quot;;[.A31];&quot;/NUMEROS_QUARTIER_&quot;;[.A31];&quot;_CORRIGES_GEOREF.gpkg&quot;)" office:value-type="string" office:string-value="cadastre_general_paris_resultat/30/NUMEROS_QUARTIER_30_CORRIGES_GEOREF.gpkg" calcext:value-type="string">
            <text:p>cadastre_general_paris_resultat/30/NUMEROS_QUARTIER_30_CORRIGES_GEOREF.gpkg</text:p>
          </table:table-cell>
          <table:table-cell table:formula="of:=[.E31]" office:value-type="string" office:string-value="FRAN_0265_00048" calcext:value-type="string">
            <text:p>FRAN_0265_00048</text:p>
          </table:table-cell>
          <table:table-cell table:formula="of:=COM.MICROSOFT.CONCAT(&quot;FRAN_0265/&quot;;[.F31])" office:value-type="string" office:string-value="FRAN_0265/FRAN_0265_00048_L.png" calcext:value-type="string">
            <text:p>FRAN_0265/FRAN_0265_00048_L.png</text:p>
          </table:table-cell>
          <table:table-cell table:formula="of:=COM.MICROSOFT.CONCAT(&quot;https://iiif.geohistoricaldata.org/iiif/3/&quot;;[.F31])" office:value-type="string" office:string-value="https://iiif.geohistoricaldata.org/iiif/3/FRAN_0265_00048_L.png" calcext:value-type="string">
            <text:p>https://iiif.geohistoricaldata.org/iiif/3/FRAN_0265_00048_L.png</text:p>
          </table:table-cell>
          <table:table-cell table:formula="of:=COM.MICROSOFT.CONCAT(&quot;output/Atlas_general_de_Paris/&quot;;[.J31];&quot;.json&quot;)" office:value-type="string" office:string-value="output/Atlas_general_de_Paris/FRAN_0265_00048.json" calcext:value-type="string">
            <text:p>output/Atlas_general_de_Paris/FRAN_0265_00048.json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32]" office:value-type="float" office:value="31" calcext:value-type="float">
            <text:p>31</text:p>
          </table:table-cell>
          <table:table-cell office:value-type="string" calcext:value-type="string">
            <text:p>31-a finir</text:p>
          </table:table-cell>
          <table:table-cell office:value-type="string" calcext:value-type="string">
            <text:p>FRAN_0265_00049</text:p>
          </table:table-cell>
          <table:table-cell table:formula="of:=COM.MICROSOFT.CONCAT([.E32];&quot;_L.png&quot;)" office:value-type="string" office:string-value="FRAN_0265_00049_L.png" calcext:value-type="string">
            <text:p>FRAN_0265_00049_L.png</text:p>
          </table:table-cell>
          <table:table-cell table:formula="of:=COM.MICROSOFT.CONCAT(&quot;cadastre_general_paris/&quot;;[.A32];&quot;/&quot;;[.F32];&quot;.points&quot;)" office:value-type="string" office:string-value="cadastre_general_paris/31/FRAN_0265_00049_L.png.points" calcext:value-type="string">
            <text:p>cadastre_general_paris/31/FRAN_0265_00049_L.png.points</text:p>
          </table:table-cell>
          <table:table-cell table:formula="of:=COM.MICROSOFT.CONCAT(&quot;cadastre_general_paris_numeros/&quot;;[.D32];&quot;/NUMEROS_QUARTIER_&quot;;[.A32];&quot;_CORRIGES.zip&quot;)" office:value-type="string" office:string-value="cadastre_general_paris_numeros/31-a finir/NUMEROS_QUARTIER_31_CORRIGES.zip" calcext:value-type="string">
            <text:p>cadastre_general_paris_numeros/31-a finir/NUMEROS_QUARTIER_31_CORRIGES.zip</text:p>
          </table:table-cell>
          <table:table-cell table:formula="of:=COM.MICROSOFT.CONCAT(&quot;cadastre_general_paris_resultat/&quot;;[.A32];&quot;/NUMEROS_QUARTIER_&quot;;[.A32];&quot;_CORRIGES_GEOREF.gpkg&quot;)" office:value-type="string" office:string-value="cadastre_general_paris_resultat/31/NUMEROS_QUARTIER_31_CORRIGES_GEOREF.gpkg" calcext:value-type="string">
            <text:p>cadastre_general_paris_resultat/31/NUMEROS_QUARTIER_31_CORRIGES_GEOREF.gpkg</text:p>
          </table:table-cell>
          <table:table-cell table:formula="of:=[.E32]" office:value-type="string" office:string-value="FRAN_0265_00049" calcext:value-type="string">
            <text:p>FRAN_0265_00049</text:p>
          </table:table-cell>
          <table:table-cell table:formula="of:=COM.MICROSOFT.CONCAT(&quot;FRAN_0265/&quot;;[.F32])" office:value-type="string" office:string-value="FRAN_0265/FRAN_0265_00049_L.png" calcext:value-type="string">
            <text:p>FRAN_0265/FRAN_0265_00049_L.png</text:p>
          </table:table-cell>
          <table:table-cell table:formula="of:=COM.MICROSOFT.CONCAT(&quot;https://iiif.geohistoricaldata.org/iiif/3/&quot;;[.F32])" office:value-type="string" office:string-value="https://iiif.geohistoricaldata.org/iiif/3/FRAN_0265_00049_L.png" calcext:value-type="string">
            <text:p>https://iiif.geohistoricaldata.org/iiif/3/FRAN_0265_00049_L.png</text:p>
          </table:table-cell>
          <table:table-cell table:formula="of:=COM.MICROSOFT.CONCAT(&quot;output/Atlas_general_de_Paris/&quot;;[.J32];&quot;.json&quot;)" office:value-type="string" office:string-value="output/Atlas_general_de_Paris/FRAN_0265_00049.json" calcext:value-type="string">
            <text:p>output/Atlas_general_de_Paris/FRAN_0265_00049.json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A33]" office:value-type="float" office:value="32" calcext:value-type="float">
            <text:p>32</text:p>
          </table:table-cell>
          <table:table-cell office:value-type="string" calcext:value-type="string">
            <text:p>32-a finir</text:p>
          </table:table-cell>
          <table:table-cell office:value-type="string" calcext:value-type="string">
            <text:p>FRAN_0265_00050</text:p>
          </table:table-cell>
          <table:table-cell table:formula="of:=COM.MICROSOFT.CONCAT([.E33];&quot;_L.png&quot;)" office:value-type="string" office:string-value="FRAN_0265_00050_L.png" calcext:value-type="string">
            <text:p>FRAN_0265_00050_L.png</text:p>
          </table:table-cell>
          <table:table-cell table:formula="of:=COM.MICROSOFT.CONCAT(&quot;cadastre_general_paris/&quot;;[.A33];&quot;/&quot;;[.F33];&quot;.points&quot;)" office:value-type="string" office:string-value="cadastre_general_paris/32/FRAN_0265_00050_L.png.points" calcext:value-type="string">
            <text:p>cadastre_general_paris/32/FRAN_0265_00050_L.png.points</text:p>
          </table:table-cell>
          <table:table-cell table:formula="of:=COM.MICROSOFT.CONCAT(&quot;cadastre_general_paris_numeros/&quot;;[.D33];&quot;/NUMEROS_QUARTIER_&quot;;[.A33];&quot;_CORRIGES.zip&quot;)" office:value-type="string" office:string-value="cadastre_general_paris_numeros/32-a finir/NUMEROS_QUARTIER_32_CORRIGES.zip" calcext:value-type="string">
            <text:p>cadastre_general_paris_numeros/32-a finir/NUMEROS_QUARTIER_32_CORRIGES.zip</text:p>
          </table:table-cell>
          <table:table-cell table:formula="of:=COM.MICROSOFT.CONCAT(&quot;cadastre_general_paris_resultat/&quot;;[.A33];&quot;/NUMEROS_QUARTIER_&quot;;[.A33];&quot;_CORRIGES_GEOREF.gpkg&quot;)" office:value-type="string" office:string-value="cadastre_general_paris_resultat/32/NUMEROS_QUARTIER_32_CORRIGES_GEOREF.gpkg" calcext:value-type="string">
            <text:p>cadastre_general_paris_resultat/32/NUMEROS_QUARTIER_32_CORRIGES_GEOREF.gpkg</text:p>
          </table:table-cell>
          <table:table-cell table:formula="of:=[.E33]" office:value-type="string" office:string-value="FRAN_0265_00050" calcext:value-type="string">
            <text:p>FRAN_0265_00050</text:p>
          </table:table-cell>
          <table:table-cell table:formula="of:=COM.MICROSOFT.CONCAT(&quot;FRAN_0265/&quot;;[.F33])" office:value-type="string" office:string-value="FRAN_0265/FRAN_0265_00050_L.png" calcext:value-type="string">
            <text:p>FRAN_0265/FRAN_0265_00050_L.png</text:p>
          </table:table-cell>
          <table:table-cell table:formula="of:=COM.MICROSOFT.CONCAT(&quot;https://iiif.geohistoricaldata.org/iiif/3/&quot;;[.F33])" office:value-type="string" office:string-value="https://iiif.geohistoricaldata.org/iiif/3/FRAN_0265_00050_L.png" calcext:value-type="string">
            <text:p>https://iiif.geohistoricaldata.org/iiif/3/FRAN_0265_00050_L.png</text:p>
          </table:table-cell>
          <table:table-cell table:formula="of:=COM.MICROSOFT.CONCAT(&quot;output/Atlas_general_de_Paris/&quot;;[.J33];&quot;.json&quot;)" office:value-type="string" office:string-value="output/Atlas_general_de_Paris/FRAN_0265_00050.json" calcext:value-type="string">
            <text:p>output/Atlas_general_de_Paris/FRAN_0265_00050.json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A34]" office:value-type="float" office:value="33" calcext:value-type="float">
            <text:p>33</text:p>
          </table:table-cell>
          <table:table-cell office:value-type="string" calcext:value-type="string">
            <text:p>33-a finir</text:p>
          </table:table-cell>
          <table:table-cell office:value-type="string" calcext:value-type="string">
            <text:p>FRAN_0265_00052</text:p>
          </table:table-cell>
          <table:table-cell table:formula="of:=COM.MICROSOFT.CONCAT([.E34];&quot;_L.png&quot;)" office:value-type="string" office:string-value="FRAN_0265_00052_L.png" calcext:value-type="string">
            <text:p>FRAN_0265_00052_L.png</text:p>
          </table:table-cell>
          <table:table-cell table:formula="of:=COM.MICROSOFT.CONCAT(&quot;cadastre_general_paris/&quot;;[.A34];&quot;/&quot;;[.F34];&quot;.points&quot;)" office:value-type="string" office:string-value="cadastre_general_paris/33/FRAN_0265_00052_L.png.points" calcext:value-type="string">
            <text:p>cadastre_general_paris/33/FRAN_0265_00052_L.png.points</text:p>
          </table:table-cell>
          <table:table-cell table:formula="of:=COM.MICROSOFT.CONCAT(&quot;cadastre_general_paris_numeros/&quot;;[.D34];&quot;/NUMEROS_QUARTIER_&quot;;[.A34];&quot;_CORRIGES.zip&quot;)" office:value-type="string" office:string-value="cadastre_general_paris_numeros/33-a finir/NUMEROS_QUARTIER_33_CORRIGES.zip" calcext:value-type="string">
            <text:p>cadastre_general_paris_numeros/33-a finir/NUMEROS_QUARTIER_33_CORRIGES.zip</text:p>
          </table:table-cell>
          <table:table-cell table:formula="of:=COM.MICROSOFT.CONCAT(&quot;cadastre_general_paris_resultat/&quot;;[.A34];&quot;/NUMEROS_QUARTIER_&quot;;[.A34];&quot;_CORRIGES_GEOREF.gpkg&quot;)" office:value-type="string" office:string-value="cadastre_general_paris_resultat/33/NUMEROS_QUARTIER_33_CORRIGES_GEOREF.gpkg" calcext:value-type="string">
            <text:p>cadastre_general_paris_resultat/33/NUMEROS_QUARTIER_33_CORRIGES_GEOREF.gpkg</text:p>
          </table:table-cell>
          <table:table-cell table:formula="of:=[.E34]" office:value-type="string" office:string-value="FRAN_0265_00052" calcext:value-type="string">
            <text:p>FRAN_0265_00052</text:p>
          </table:table-cell>
          <table:table-cell table:formula="of:=COM.MICROSOFT.CONCAT(&quot;FRAN_0265/&quot;;[.F34])" office:value-type="string" office:string-value="FRAN_0265/FRAN_0265_00052_L.png" calcext:value-type="string">
            <text:p>FRAN_0265/FRAN_0265_00052_L.png</text:p>
          </table:table-cell>
          <table:table-cell table:formula="of:=COM.MICROSOFT.CONCAT(&quot;https://iiif.geohistoricaldata.org/iiif/3/&quot;;[.F34])" office:value-type="string" office:string-value="https://iiif.geohistoricaldata.org/iiif/3/FRAN_0265_00052_L.png" calcext:value-type="string">
            <text:p>https://iiif.geohistoricaldata.org/iiif/3/FRAN_0265_00052_L.png</text:p>
          </table:table-cell>
          <table:table-cell table:formula="of:=COM.MICROSOFT.CONCAT(&quot;output/Atlas_general_de_Paris/&quot;;[.J34];&quot;.json&quot;)" office:value-type="string" office:string-value="output/Atlas_general_de_Paris/FRAN_0265_00052.json" calcext:value-type="string">
            <text:p>output/Atlas_general_de_Paris/FRAN_0265_00052.json</text:p>
          </table:table-cell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A35]" office:value-type="float" office:value="34" calcext:value-type="float">
            <text:p>34</text:p>
          </table:table-cell>
          <table:table-cell office:value-type="string" calcext:value-type="string">
            <text:p>34-a finir</text:p>
          </table:table-cell>
          <table:table-cell office:value-type="string" calcext:value-type="string">
            <text:p>FRAN_0265_00053</text:p>
          </table:table-cell>
          <table:table-cell table:formula="of:=COM.MICROSOFT.CONCAT([.E35];&quot;_L.png&quot;)" office:value-type="string" office:string-value="FRAN_0265_00053_L.png" calcext:value-type="string">
            <text:p>FRAN_0265_00053_L.png</text:p>
          </table:table-cell>
          <table:table-cell table:formula="of:=COM.MICROSOFT.CONCAT(&quot;cadastre_general_paris/&quot;;[.A35];&quot;/&quot;;[.F35];&quot;.points&quot;)" office:value-type="string" office:string-value="cadastre_general_paris/34/FRAN_0265_00053_L.png.points" calcext:value-type="string">
            <text:p>cadastre_general_paris/34/FRAN_0265_00053_L.png.points</text:p>
          </table:table-cell>
          <table:table-cell table:formula="of:=COM.MICROSOFT.CONCAT(&quot;cadastre_general_paris_numeros/&quot;;[.D35];&quot;/NUMEROS_QUARTIER_&quot;;[.A35];&quot;_CORRIGES.zip&quot;)" office:value-type="string" office:string-value="cadastre_general_paris_numeros/34-a finir/NUMEROS_QUARTIER_34_CORRIGES.zip" calcext:value-type="string">
            <text:p>cadastre_general_paris_numeros/34-a finir/NUMEROS_QUARTIER_34_CORRIGES.zip</text:p>
          </table:table-cell>
          <table:table-cell table:formula="of:=COM.MICROSOFT.CONCAT(&quot;cadastre_general_paris_resultat/&quot;;[.A35];&quot;/NUMEROS_QUARTIER_&quot;;[.A35];&quot;_CORRIGES_GEOREF.gpkg&quot;)" office:value-type="string" office:string-value="cadastre_general_paris_resultat/34/NUMEROS_QUARTIER_34_CORRIGES_GEOREF.gpkg" calcext:value-type="string">
            <text:p>cadastre_general_paris_resultat/34/NUMEROS_QUARTIER_34_CORRIGES_GEOREF.gpkg</text:p>
          </table:table-cell>
          <table:table-cell table:formula="of:=[.E35]" office:value-type="string" office:string-value="FRAN_0265_00053" calcext:value-type="string">
            <text:p>FRAN_0265_00053</text:p>
          </table:table-cell>
          <table:table-cell table:formula="of:=COM.MICROSOFT.CONCAT(&quot;FRAN_0265/&quot;;[.F35])" office:value-type="string" office:string-value="FRAN_0265/FRAN_0265_00053_L.png" calcext:value-type="string">
            <text:p>FRAN_0265/FRAN_0265_00053_L.png</text:p>
          </table:table-cell>
          <table:table-cell table:formula="of:=COM.MICROSOFT.CONCAT(&quot;https://iiif.geohistoricaldata.org/iiif/3/&quot;;[.F35])" office:value-type="string" office:string-value="https://iiif.geohistoricaldata.org/iiif/3/FRAN_0265_00053_L.png" calcext:value-type="string">
            <text:p>https://iiif.geohistoricaldata.org/iiif/3/FRAN_0265_00053_L.png</text:p>
          </table:table-cell>
          <table:table-cell table:formula="of:=COM.MICROSOFT.CONCAT(&quot;output/Atlas_general_de_Paris/&quot;;[.J35];&quot;.json&quot;)" office:value-type="string" office:string-value="output/Atlas_general_de_Paris/FRAN_0265_00053.json" calcext:value-type="string">
            <text:p>output/Atlas_general_de_Paris/FRAN_0265_00053.json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A36]" office:value-type="float" office:value="35" calcext:value-type="float">
            <text:p>35</text:p>
          </table:table-cell>
          <table:table-cell office:value-type="string" calcext:value-type="string">
            <text:p>35-a finir</text:p>
          </table:table-cell>
          <table:table-cell office:value-type="string" calcext:value-type="string">
            <text:p>FRAN_0265_00054</text:p>
          </table:table-cell>
          <table:table-cell table:formula="of:=COM.MICROSOFT.CONCAT([.E36];&quot;_L.png&quot;)" office:value-type="string" office:string-value="FRAN_0265_00054_L.png" calcext:value-type="string">
            <text:p>FRAN_0265_00054_L.png</text:p>
          </table:table-cell>
          <table:table-cell table:formula="of:=COM.MICROSOFT.CONCAT(&quot;cadastre_general_paris/&quot;;[.A36];&quot;/&quot;;[.F36];&quot;.points&quot;)" office:value-type="string" office:string-value="cadastre_general_paris/35/FRAN_0265_00054_L.png.points" calcext:value-type="string">
            <text:p>cadastre_general_paris/35/FRAN_0265_00054_L.png.points</text:p>
          </table:table-cell>
          <table:table-cell table:formula="of:=COM.MICROSOFT.CONCAT(&quot;cadastre_general_paris_numeros/&quot;;[.D36];&quot;/NUMEROS_QUARTIER_&quot;;[.A36];&quot;_CORRIGES.zip&quot;)" office:value-type="string" office:string-value="cadastre_general_paris_numeros/35-a finir/NUMEROS_QUARTIER_35_CORRIGES.zip" calcext:value-type="string">
            <text:p>cadastre_general_paris_numeros/35-a finir/NUMEROS_QUARTIER_35_CORRIGES.zip</text:p>
          </table:table-cell>
          <table:table-cell table:formula="of:=COM.MICROSOFT.CONCAT(&quot;cadastre_general_paris_resultat/&quot;;[.A36];&quot;/NUMEROS_QUARTIER_&quot;;[.A36];&quot;_CORRIGES_GEOREF.gpkg&quot;)" office:value-type="string" office:string-value="cadastre_general_paris_resultat/35/NUMEROS_QUARTIER_35_CORRIGES_GEOREF.gpkg" calcext:value-type="string">
            <text:p>cadastre_general_paris_resultat/35/NUMEROS_QUARTIER_35_CORRIGES_GEOREF.gpkg</text:p>
          </table:table-cell>
          <table:table-cell table:formula="of:=[.E36]" office:value-type="string" office:string-value="FRAN_0265_00054" calcext:value-type="string">
            <text:p>FRAN_0265_00054</text:p>
          </table:table-cell>
          <table:table-cell table:formula="of:=COM.MICROSOFT.CONCAT(&quot;FRAN_0265/&quot;;[.F36])" office:value-type="string" office:string-value="FRAN_0265/FRAN_0265_00054_L.png" calcext:value-type="string">
            <text:p>FRAN_0265/FRAN_0265_00054_L.png</text:p>
          </table:table-cell>
          <table:table-cell table:formula="of:=COM.MICROSOFT.CONCAT(&quot;https://iiif.geohistoricaldata.org/iiif/3/&quot;;[.F36])" office:value-type="string" office:string-value="https://iiif.geohistoricaldata.org/iiif/3/FRAN_0265_00054_L.png" calcext:value-type="string">
            <text:p>https://iiif.geohistoricaldata.org/iiif/3/FRAN_0265_00054_L.png</text:p>
          </table:table-cell>
          <table:table-cell table:formula="of:=COM.MICROSOFT.CONCAT(&quot;output/Atlas_general_de_Paris/&quot;;[.J36];&quot;.json&quot;)" office:value-type="string" office:string-value="output/Atlas_general_de_Paris/FRAN_0265_00054.json" calcext:value-type="string">
            <text:p>output/Atlas_general_de_Paris/FRAN_0265_00054.json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A37]" office:value-type="float" office:value="36" calcext:value-type="float">
            <text:p>36</text:p>
          </table:table-cell>
          <table:table-cell office:value-type="string" calcext:value-type="string">
            <text:p>36-a finir</text:p>
          </table:table-cell>
          <table:table-cell office:value-type="string" calcext:value-type="string">
            <text:p>FRAN_0265_00055</text:p>
          </table:table-cell>
          <table:table-cell table:formula="of:=COM.MICROSOFT.CONCAT([.E37];&quot;_L.png&quot;)" office:value-type="string" office:string-value="FRAN_0265_00055_L.png" calcext:value-type="string">
            <text:p>FRAN_0265_00055_L.png</text:p>
          </table:table-cell>
          <table:table-cell table:formula="of:=COM.MICROSOFT.CONCAT(&quot;cadastre_general_paris/&quot;;[.A37];&quot;/&quot;;[.F37];&quot;.points&quot;)" office:value-type="string" office:string-value="cadastre_general_paris/36/FRAN_0265_00055_L.png.points" calcext:value-type="string">
            <text:p>cadastre_general_paris/36/FRAN_0265_00055_L.png.points</text:p>
          </table:table-cell>
          <table:table-cell table:formula="of:=COM.MICROSOFT.CONCAT(&quot;cadastre_general_paris_numeros/&quot;;[.D37];&quot;/NUMEROS_QUARTIER_&quot;;[.A37];&quot;_CORRIGES.zip&quot;)" office:value-type="string" office:string-value="cadastre_general_paris_numeros/36-a finir/NUMEROS_QUARTIER_36_CORRIGES.zip" calcext:value-type="string">
            <text:p>cadastre_general_paris_numeros/36-a finir/NUMEROS_QUARTIER_36_CORRIGES.zip</text:p>
          </table:table-cell>
          <table:table-cell table:formula="of:=COM.MICROSOFT.CONCAT(&quot;cadastre_general_paris_resultat/&quot;;[.A37];&quot;/NUMEROS_QUARTIER_&quot;;[.A37];&quot;_CORRIGES_GEOREF.gpkg&quot;)" office:value-type="string" office:string-value="cadastre_general_paris_resultat/36/NUMEROS_QUARTIER_36_CORRIGES_GEOREF.gpkg" calcext:value-type="string">
            <text:p>cadastre_general_paris_resultat/36/NUMEROS_QUARTIER_36_CORRIGES_GEOREF.gpkg</text:p>
          </table:table-cell>
          <table:table-cell table:formula="of:=[.E37]" office:value-type="string" office:string-value="FRAN_0265_00055" calcext:value-type="string">
            <text:p>FRAN_0265_00055</text:p>
          </table:table-cell>
          <table:table-cell table:formula="of:=COM.MICROSOFT.CONCAT(&quot;FRAN_0265/&quot;;[.F37])" office:value-type="string" office:string-value="FRAN_0265/FRAN_0265_00055_L.png" calcext:value-type="string">
            <text:p>FRAN_0265/FRAN_0265_00055_L.png</text:p>
          </table:table-cell>
          <table:table-cell table:formula="of:=COM.MICROSOFT.CONCAT(&quot;https://iiif.geohistoricaldata.org/iiif/3/&quot;;[.F37])" office:value-type="string" office:string-value="https://iiif.geohistoricaldata.org/iiif/3/FRAN_0265_00055_L.png" calcext:value-type="string">
            <text:p>https://iiif.geohistoricaldata.org/iiif/3/FRAN_0265_00055_L.png</text:p>
          </table:table-cell>
          <table:table-cell table:formula="of:=COM.MICROSOFT.CONCAT(&quot;output/Atlas_general_de_Paris/&quot;;[.J37];&quot;.json&quot;)" office:value-type="string" office:string-value="output/Atlas_general_de_Paris/FRAN_0265_00055.json" calcext:value-type="string">
            <text:p>output/Atlas_general_de_Paris/FRAN_0265_00055.json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A38]" office:value-type="float" office:value="37" calcext:value-type="float">
            <text:p>37</text:p>
          </table:table-cell>
          <table:table-cell office:value-type="string" calcext:value-type="string">
            <text:p>37-a finir</text:p>
          </table:table-cell>
          <table:table-cell office:value-type="string" calcext:value-type="string">
            <text:p>FRAN_0265_00057</text:p>
          </table:table-cell>
          <table:table-cell table:formula="of:=COM.MICROSOFT.CONCAT([.E38];&quot;_L.png&quot;)" office:value-type="string" office:string-value="FRAN_0265_00057_L.png" calcext:value-type="string">
            <text:p>FRAN_0265_00057_L.png</text:p>
          </table:table-cell>
          <table:table-cell table:formula="of:=COM.MICROSOFT.CONCAT(&quot;cadastre_general_paris/&quot;;[.A38];&quot;/&quot;;[.F38];&quot;.points&quot;)" office:value-type="string" office:string-value="cadastre_general_paris/37/FRAN_0265_00057_L.png.points" calcext:value-type="string">
            <text:p>cadastre_general_paris/37/FRAN_0265_00057_L.png.points</text:p>
          </table:table-cell>
          <table:table-cell table:formula="of:=COM.MICROSOFT.CONCAT(&quot;cadastre_general_paris_numeros/&quot;;[.D38];&quot;/NUMEROS_QUARTIER_&quot;;[.A38];&quot;_CORRIGES.zip&quot;)" office:value-type="string" office:string-value="cadastre_general_paris_numeros/37-a finir/NUMEROS_QUARTIER_37_CORRIGES.zip" calcext:value-type="string">
            <text:p>cadastre_general_paris_numeros/37-a finir/NUMEROS_QUARTIER_37_CORRIGES.zip</text:p>
          </table:table-cell>
          <table:table-cell table:formula="of:=COM.MICROSOFT.CONCAT(&quot;cadastre_general_paris_resultat/&quot;;[.A38];&quot;/NUMEROS_QUARTIER_&quot;;[.A38];&quot;_CORRIGES_GEOREF.gpkg&quot;)" office:value-type="string" office:string-value="cadastre_general_paris_resultat/37/NUMEROS_QUARTIER_37_CORRIGES_GEOREF.gpkg" calcext:value-type="string">
            <text:p>cadastre_general_paris_resultat/37/NUMEROS_QUARTIER_37_CORRIGES_GEOREF.gpkg</text:p>
          </table:table-cell>
          <table:table-cell table:formula="of:=[.E38]" office:value-type="string" office:string-value="FRAN_0265_00057" calcext:value-type="string">
            <text:p>FRAN_0265_00057</text:p>
          </table:table-cell>
          <table:table-cell table:formula="of:=COM.MICROSOFT.CONCAT(&quot;FRAN_0265/&quot;;[.F38])" office:value-type="string" office:string-value="FRAN_0265/FRAN_0265_00057_L.png" calcext:value-type="string">
            <text:p>FRAN_0265/FRAN_0265_00057_L.png</text:p>
          </table:table-cell>
          <table:table-cell table:formula="of:=COM.MICROSOFT.CONCAT(&quot;https://iiif.geohistoricaldata.org/iiif/3/&quot;;[.F38])" office:value-type="string" office:string-value="https://iiif.geohistoricaldata.org/iiif/3/FRAN_0265_00057_L.png" calcext:value-type="string">
            <text:p>https://iiif.geohistoricaldata.org/iiif/3/FRAN_0265_00057_L.png</text:p>
          </table:table-cell>
          <table:table-cell table:formula="of:=COM.MICROSOFT.CONCAT(&quot;output/Atlas_general_de_Paris/&quot;;[.J38];&quot;.json&quot;)" office:value-type="string" office:string-value="output/Atlas_general_de_Paris/FRAN_0265_00057.json" calcext:value-type="string">
            <text:p>output/Atlas_general_de_Paris/FRAN_0265_00057.json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A39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N_0265_00058</text:p>
          </table:table-cell>
          <table:table-cell table:formula="of:=COM.MICROSOFT.CONCAT([.E39];&quot;_L.png&quot;)" office:value-type="string" office:string-value="FRAN_0265_00058_L.png" calcext:value-type="string">
            <text:p>FRAN_0265_00058_L.png</text:p>
          </table:table-cell>
          <table:table-cell table:formula="of:=COM.MICROSOFT.CONCAT(&quot;cadastre_general_paris/&quot;;[.A39];&quot;/&quot;;[.F39];&quot;.points&quot;)" office:value-type="string" office:string-value="cadastre_general_paris/38/FRAN_0265_00058_L.png.points" calcext:value-type="string">
            <text:p>cadastre_general_paris/38/FRAN_0265_00058_L.png.points</text:p>
          </table:table-cell>
          <table:table-cell table:formula="of:=COM.MICROSOFT.CONCAT(&quot;cadastre_general_paris_numeros/&quot;;[.D39];&quot;/NUMEROS_QUARTIER_&quot;;[.A39];&quot;_CORRIGES.zip&quot;)" office:value-type="string" office:string-value="cadastre_general_paris_numeros/38/NUMEROS_QUARTIER_38_CORRIGES.zip" calcext:value-type="string">
            <text:p>cadastre_general_paris_numeros/38/NUMEROS_QUARTIER_38_CORRIGES.zip</text:p>
          </table:table-cell>
          <table:table-cell table:formula="of:=COM.MICROSOFT.CONCAT(&quot;cadastre_general_paris_resultat/&quot;;[.A39];&quot;/NUMEROS_QUARTIER_&quot;;[.A39];&quot;_CORRIGES_GEOREF.gpkg&quot;)" office:value-type="string" office:string-value="cadastre_general_paris_resultat/38/NUMEROS_QUARTIER_38_CORRIGES_GEOREF.gpkg" calcext:value-type="string">
            <text:p>cadastre_general_paris_resultat/38/NUMEROS_QUARTIER_38_CORRIGES_GEOREF.gpkg</text:p>
          </table:table-cell>
          <table:table-cell table:formula="of:=[.E39]" office:value-type="string" office:string-value="FRAN_0265_00058" calcext:value-type="string">
            <text:p>FRAN_0265_00058</text:p>
          </table:table-cell>
          <table:table-cell table:formula="of:=COM.MICROSOFT.CONCAT(&quot;FRAN_0265/&quot;;[.F39])" office:value-type="string" office:string-value="FRAN_0265/FRAN_0265_00058_L.png" calcext:value-type="string">
            <text:p>FRAN_0265/FRAN_0265_00058_L.png</text:p>
          </table:table-cell>
          <table:table-cell table:formula="of:=COM.MICROSOFT.CONCAT(&quot;https://iiif.geohistoricaldata.org/iiif/3/&quot;;[.F39])" office:value-type="string" office:string-value="https://iiif.geohistoricaldata.org/iiif/3/FRAN_0265_00058_L.png" calcext:value-type="string">
            <text:p>https://iiif.geohistoricaldata.org/iiif/3/FRAN_0265_00058_L.png</text:p>
          </table:table-cell>
          <table:table-cell table:formula="of:=COM.MICROSOFT.CONCAT(&quot;output/Atlas_general_de_Paris/&quot;;[.J39];&quot;.json&quot;)" office:value-type="string" office:string-value="output/Atlas_general_de_Paris/FRAN_0265_00058.json" calcext:value-type="string">
            <text:p>output/Atlas_general_de_Paris/FRAN_0265_00058.json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_1</text:p>
          </table:table-cell>
          <table:table-cell office:value-type="string" calcext:value-type="string">
            <text:p>39_1-a finir</text:p>
          </table:table-cell>
          <table:table-cell office:value-type="string" calcext:value-type="string">
            <text:p>FRAN_0265_00060</text:p>
          </table:table-cell>
          <table:table-cell table:formula="of:=COM.MICROSOFT.CONCAT([.E40];&quot;_L.png&quot;)" office:value-type="string" office:string-value="FRAN_0265_00060_L.png" calcext:value-type="string">
            <text:p>FRAN_0265_00060_L.png</text:p>
          </table:table-cell>
          <table:table-cell table:formula="of:=COM.MICROSOFT.CONCAT(&quot;cadastre_general_paris/&quot;;[.A40];&quot;/&quot;;[.F40];&quot;.points&quot;)" office:value-type="string" office:string-value="cadastre_general_paris/39/FRAN_0265_00060_L.png.points" calcext:value-type="string">
            <text:p>cadastre_general_paris/39/FRAN_0265_00060_L.png.points</text:p>
          </table:table-cell>
          <table:table-cell table:formula="of:=COM.MICROSOFT.CONCAT(&quot;cadastre_general_paris_numeros/&quot;;[.D40];&quot;/NUMEROS_QUARTIER_&quot;;[.A40];&quot;_1_CORRIGES.zip&quot;)" office:value-type="string" office:string-value="cadastre_general_paris_numeros/39_1-a finir/NUMEROS_QUARTIER_39_1_CORRIGES.zip" calcext:value-type="string">
            <text:p>cadastre_general_paris_numeros/39_1-a finir/NUMEROS_QUARTIER_39_1_CORRIGES.zip</text:p>
          </table:table-cell>
          <table:table-cell table:formula="of:=COM.MICROSOFT.CONCAT(&quot;cadastre_general_paris_resultat/&quot;;[.A40];&quot;/NUMEROS_QUARTIER_&quot;;[.A40];&quot;_1_CORRIGES_GEOREF.gpkg&quot;)" office:value-type="string" office:string-value="cadastre_general_paris_resultat/39/NUMEROS_QUARTIER_39_1_CORRIGES_GEOREF.gpkg" calcext:value-type="string">
            <text:p>cadastre_general_paris_resultat/39/NUMEROS_QUARTIER_39_1_CORRIGES_GEOREF.gpkg</text:p>
          </table:table-cell>
          <table:table-cell table:formula="of:=[.E40]" office:value-type="string" office:string-value="FRAN_0265_00060" calcext:value-type="string">
            <text:p>FRAN_0265_00060</text:p>
          </table:table-cell>
          <table:table-cell table:formula="of:=COM.MICROSOFT.CONCAT(&quot;FRAN_0265/&quot;;[.F40])" office:value-type="string" office:string-value="FRAN_0265/FRAN_0265_00060_L.png" calcext:value-type="string">
            <text:p>FRAN_0265/FRAN_0265_00060_L.png</text:p>
          </table:table-cell>
          <table:table-cell table:formula="of:=COM.MICROSOFT.CONCAT(&quot;https://iiif.geohistoricaldata.org/iiif/3/&quot;;[.F40])" office:value-type="string" office:string-value="https://iiif.geohistoricaldata.org/iiif/3/FRAN_0265_00060_L.png" calcext:value-type="string">
            <text:p>https://iiif.geohistoricaldata.org/iiif/3/FRAN_0265_00060_L.png</text:p>
          </table:table-cell>
          <table:table-cell table:formula="of:=COM.MICROSOFT.CONCAT(&quot;output/Atlas_general_de_Paris/&quot;;[.J40];&quot;.json&quot;)" office:value-type="string" office:string-value="output/Atlas_general_de_Paris/FRAN_0265_00060.json" calcext:value-type="string">
            <text:p>output/Atlas_general_de_Paris/FRAN_0265_00060.json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_2</text:p>
          </table:table-cell>
          <table:table-cell office:value-type="string" calcext:value-type="string">
            <text:p>39_2-a finir</text:p>
          </table:table-cell>
          <table:table-cell office:value-type="string" calcext:value-type="string">
            <text:p>FRAN_0265_00059</text:p>
          </table:table-cell>
          <table:table-cell table:formula="of:=COM.MICROSOFT.CONCAT([.E41];&quot;_L.png&quot;)" office:value-type="string" office:string-value="FRAN_0265_00059_L.png" calcext:value-type="string">
            <text:p>FRAN_0265_00059_L.png</text:p>
          </table:table-cell>
          <table:table-cell table:formula="of:=COM.MICROSOFT.CONCAT(&quot;cadastre_general_paris/&quot;;[.A41];&quot;/&quot;;[.F41];&quot;.points&quot;)" office:value-type="string" office:string-value="cadastre_general_paris/39/FRAN_0265_00059_L.png.points" calcext:value-type="string">
            <text:p>cadastre_general_paris/39/FRAN_0265_00059_L.png.points</text:p>
          </table:table-cell>
          <table:table-cell table:formula="of:=COM.MICROSOFT.CONCAT(&quot;cadastre_general_paris_numeros/&quot;;[.D41];&quot;/NUMEROS_QUARTIER_&quot;;[.A41];&quot;_2_CORRIGES.zip&quot;)" office:value-type="string" office:string-value="cadastre_general_paris_numeros/39_2-a finir/NUMEROS_QUARTIER_39_2_CORRIGES.zip" calcext:value-type="string">
            <text:p>cadastre_general_paris_numeros/39_2-a finir/NUMEROS_QUARTIER_39_2_CORRIGES.zip</text:p>
          </table:table-cell>
          <table:table-cell table:formula="of:=COM.MICROSOFT.CONCAT(&quot;cadastre_general_paris_resultat/&quot;;[.A41];&quot;/NUMEROS_QUARTIER_&quot;;[.A41];&quot;_2_CORRIGES_GEOREF.gpkg&quot;)" office:value-type="string" office:string-value="cadastre_general_paris_resultat/39/NUMEROS_QUARTIER_39_2_CORRIGES_GEOREF.gpkg" calcext:value-type="string">
            <text:p>cadastre_general_paris_resultat/39/NUMEROS_QUARTIER_39_2_CORRIGES_GEOREF.gpkg</text:p>
          </table:table-cell>
          <table:table-cell table:formula="of:=[.E41]" office:value-type="string" office:string-value="FRAN_0265_00059" calcext:value-type="string">
            <text:p>FRAN_0265_00059</text:p>
          </table:table-cell>
          <table:table-cell table:formula="of:=COM.MICROSOFT.CONCAT(&quot;FRAN_0265/&quot;;[.F41])" office:value-type="string" office:string-value="FRAN_0265/FRAN_0265_00059_L.png" calcext:value-type="string">
            <text:p>FRAN_0265/FRAN_0265_00059_L.png</text:p>
          </table:table-cell>
          <table:table-cell table:formula="of:=COM.MICROSOFT.CONCAT(&quot;https://iiif.geohistoricaldata.org/iiif/3/&quot;;[.F41])" office:value-type="string" office:string-value="https://iiif.geohistoricaldata.org/iiif/3/FRAN_0265_00059_L.png" calcext:value-type="string">
            <text:p>https://iiif.geohistoricaldata.org/iiif/3/FRAN_0265_00059_L.png</text:p>
          </table:table-cell>
          <table:table-cell table:formula="of:=COM.MICROSOFT.CONCAT(&quot;output/Atlas_general_de_Paris/&quot;;[.J41];&quot;.json&quot;)" office:value-type="string" office:string-value="output/Atlas_general_de_Paris/FRAN_0265_00059.json" calcext:value-type="string">
            <text:p>output/Atlas_general_de_Paris/FRAN_0265_00059.json</text:p>
          </table:table-cell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42]" office:value-type="float" office:value="40" calcext:value-type="float">
            <text:p>40</text:p>
          </table:table-cell>
          <table:table-cell office:value-type="string" calcext:value-type="string">
            <text:p>40-a finir</text:p>
          </table:table-cell>
          <table:table-cell office:value-type="string" calcext:value-type="string">
            <text:p>FRAN_0265_00061</text:p>
          </table:table-cell>
          <table:table-cell table:formula="of:=COM.MICROSOFT.CONCAT([.E42];&quot;_L_5.png&quot;)" office:value-type="string" office:string-value="FRAN_0265_00061_L_5.png" calcext:value-type="string">
            <text:p>FRAN_0265_00061_L_5.png</text:p>
          </table:table-cell>
          <table:table-cell table:formula="of:=COM.MICROSOFT.CONCAT(&quot;cadastre_general_paris/&quot;;[.A42];&quot;/&quot;;[.F42];&quot;.points&quot;)" office:value-type="string" office:string-value="cadastre_general_paris/40/FRAN_0265_00061_L_5.png.points" calcext:value-type="string">
            <text:p>cadastre_general_paris/40/FRAN_0265_00061_L_5.png.points</text:p>
          </table:table-cell>
          <table:table-cell table:formula="of:=COM.MICROSOFT.CONCAT(&quot;cadastre_general_paris_numeros/&quot;;[.D42];&quot;/NUMEROS_QUARTIER_&quot;;[.A42];&quot;_CORRIGES.zip&quot;)" office:value-type="string" office:string-value="cadastre_general_paris_numeros/40-a finir/NUMEROS_QUARTIER_40_CORRIGES.zip" calcext:value-type="string">
            <text:p>cadastre_general_paris_numeros/40-a finir/NUMEROS_QUARTIER_40_CORRIGES.zip</text:p>
          </table:table-cell>
          <table:table-cell table:formula="of:=COM.MICROSOFT.CONCAT(&quot;cadastre_general_paris_resultat/&quot;;[.A42];&quot;/NUMEROS_QUARTIER_&quot;;[.A42];&quot;_CORRIGES_GEOREF.gpkg&quot;)" office:value-type="string" office:string-value="cadastre_general_paris_resultat/40/NUMEROS_QUARTIER_40_CORRIGES_GEOREF.gpkg" calcext:value-type="string">
            <text:p>cadastre_general_paris_resultat/40/NUMEROS_QUARTIER_40_CORRIGES_GEOREF.gpkg</text:p>
          </table:table-cell>
          <table:table-cell table:formula="of:=[.E42]" office:value-type="string" office:string-value="FRAN_0265_00061" calcext:value-type="string">
            <text:p>FRAN_0265_00061</text:p>
          </table:table-cell>
          <table:table-cell table:formula="of:=COM.MICROSOFT.CONCAT(&quot;FRAN_0265/&quot;;[.F42])" office:value-type="string" office:string-value="FRAN_0265/FRAN_0265_00061_L_5.png" calcext:value-type="string">
            <text:p>FRAN_0265/FRAN_0265_00061_L_5.png</text:p>
          </table:table-cell>
          <table:table-cell table:formula="of:=COM.MICROSOFT.CONCAT(&quot;https://iiif.geohistoricaldata.org/iiif/3/&quot;;[.F42])" office:value-type="string" office:string-value="https://iiif.geohistoricaldata.org/iiif/3/FRAN_0265_00061_L_5.png" calcext:value-type="string">
            <text:p>https://iiif.geohistoricaldata.org/iiif/3/FRAN_0265_00061_L_5.png</text:p>
          </table:table-cell>
          <table:table-cell table:formula="of:=COM.MICROSOFT.CONCAT(&quot;output/Atlas_general_de_Paris/&quot;;[.J42];&quot;.json&quot;)" office:value-type="string" office:string-value="output/Atlas_general_de_Paris/FRAN_0265_00061.json" calcext:value-type="string">
            <text:p>output/Atlas_general_de_Paris/FRAN_0265_00061.json</text:p>
          </table:table-cell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43]" office:value-type="float" office:value="41" calcext:value-type="float">
            <text:p>41</text:p>
          </table:table-cell>
          <table:table-cell office:value-type="string" calcext:value-type="string">
            <text:p>41-a finir</text:p>
          </table:table-cell>
          <table:table-cell office:value-type="string" calcext:value-type="string">
            <text:p>FRAN_0265_00063</text:p>
          </table:table-cell>
          <table:table-cell table:formula="of:=COM.MICROSOFT.CONCAT([.E43];&quot;_L.png&quot;)" office:value-type="string" office:string-value="FRAN_0265_00063_L.png" calcext:value-type="string">
            <text:p>FRAN_0265_00063_L.png</text:p>
          </table:table-cell>
          <table:table-cell table:formula="of:=COM.MICROSOFT.CONCAT(&quot;cadastre_general_paris/&quot;;[.A43];&quot;/&quot;;[.F43];&quot;.points&quot;)" office:value-type="string" office:string-value="cadastre_general_paris/41/FRAN_0265_00063_L.png.points" calcext:value-type="string">
            <text:p>cadastre_general_paris/41/FRAN_0265_00063_L.png.points</text:p>
          </table:table-cell>
          <table:table-cell table:formula="of:=COM.MICROSOFT.CONCAT(&quot;cadastre_general_paris_numeros/&quot;;[.D43];&quot;/NUMEROS_QUARTIER_&quot;;[.A43];&quot;_CORRIGES.zip&quot;)" office:value-type="string" office:string-value="cadastre_general_paris_numeros/41-a finir/NUMEROS_QUARTIER_41_CORRIGES.zip" calcext:value-type="string">
            <text:p>cadastre_general_paris_numeros/41-a finir/NUMEROS_QUARTIER_41_CORRIGES.zip</text:p>
          </table:table-cell>
          <table:table-cell table:formula="of:=COM.MICROSOFT.CONCAT(&quot;cadastre_general_paris_resultat/&quot;;[.A43];&quot;/NUMEROS_QUARTIER_&quot;;[.A43];&quot;_CORRIGES_GEOREF.gpkg&quot;)" office:value-type="string" office:string-value="cadastre_general_paris_resultat/41/NUMEROS_QUARTIER_41_CORRIGES_GEOREF.gpkg" calcext:value-type="string">
            <text:p>cadastre_general_paris_resultat/41/NUMEROS_QUARTIER_41_CORRIGES_GEOREF.gpkg</text:p>
          </table:table-cell>
          <table:table-cell table:formula="of:=[.E43]" office:value-type="string" office:string-value="FRAN_0265_00063" calcext:value-type="string">
            <text:p>FRAN_0265_00063</text:p>
          </table:table-cell>
          <table:table-cell table:formula="of:=COM.MICROSOFT.CONCAT(&quot;FRAN_0265/&quot;;[.F43])" office:value-type="string" office:string-value="FRAN_0265/FRAN_0265_00063_L.png" calcext:value-type="string">
            <text:p>FRAN_0265/FRAN_0265_00063_L.png</text:p>
          </table:table-cell>
          <table:table-cell table:formula="of:=COM.MICROSOFT.CONCAT(&quot;https://iiif.geohistoricaldata.org/iiif/3/&quot;;[.F43])" office:value-type="string" office:string-value="https://iiif.geohistoricaldata.org/iiif/3/FRAN_0265_00063_L.png" calcext:value-type="string">
            <text:p>https://iiif.geohistoricaldata.org/iiif/3/FRAN_0265_00063_L.png</text:p>
          </table:table-cell>
          <table:table-cell table:formula="of:=COM.MICROSOFT.CONCAT(&quot;output/Atlas_general_de_Paris/&quot;;[.J43];&quot;.json&quot;)" office:value-type="string" office:string-value="output/Atlas_general_de_Paris/FRAN_0265_00063.json" calcext:value-type="string">
            <text:p>output/Atlas_general_de_Paris/FRAN_0265_00063.json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A44]" office:value-type="float" office:value="42" calcext:value-type="float">
            <text:p>42</text:p>
          </table:table-cell>
          <table:table-cell office:value-type="string" calcext:value-type="string">
            <text:p>42-a finir</text:p>
          </table:table-cell>
          <table:table-cell office:value-type="string" calcext:value-type="string">
            <text:p>FRAN_0265_00064</text:p>
          </table:table-cell>
          <table:table-cell table:formula="of:=COM.MICROSOFT.CONCAT([.E44];&quot;_L.png&quot;)" office:value-type="string" office:string-value="FRAN_0265_00064_L.png" calcext:value-type="string">
            <text:p>FRAN_0265_00064_L.png</text:p>
          </table:table-cell>
          <table:table-cell table:formula="of:=COM.MICROSOFT.CONCAT(&quot;cadastre_general_paris/&quot;;[.A44];&quot;/&quot;;[.F44];&quot;.points&quot;)" office:value-type="string" office:string-value="cadastre_general_paris/42/FRAN_0265_00064_L.png.points" calcext:value-type="string">
            <text:p>cadastre_general_paris/42/FRAN_0265_00064_L.png.points</text:p>
          </table:table-cell>
          <table:table-cell table:formula="of:=COM.MICROSOFT.CONCAT(&quot;cadastre_general_paris_numeros/&quot;;[.D44];&quot;/NUMEROS_QUARTIER_&quot;;[.A44];&quot;_CORRIGES.zip&quot;)" office:value-type="string" office:string-value="cadastre_general_paris_numeros/42-a finir/NUMEROS_QUARTIER_42_CORRIGES.zip" calcext:value-type="string">
            <text:p>cadastre_general_paris_numeros/42-a finir/NUMEROS_QUARTIER_42_CORRIGES.zip</text:p>
          </table:table-cell>
          <table:table-cell table:formula="of:=COM.MICROSOFT.CONCAT(&quot;cadastre_general_paris_resultat/&quot;;[.A44];&quot;/NUMEROS_QUARTIER_&quot;;[.A44];&quot;_CORRIGES_GEOREF.gpkg&quot;)" office:value-type="string" office:string-value="cadastre_general_paris_resultat/42/NUMEROS_QUARTIER_42_CORRIGES_GEOREF.gpkg" calcext:value-type="string">
            <text:p>cadastre_general_paris_resultat/42/NUMEROS_QUARTIER_42_CORRIGES_GEOREF.gpkg</text:p>
          </table:table-cell>
          <table:table-cell table:formula="of:=[.E44]" office:value-type="string" office:string-value="FRAN_0265_00064" calcext:value-type="string">
            <text:p>FRAN_0265_00064</text:p>
          </table:table-cell>
          <table:table-cell table:formula="of:=COM.MICROSOFT.CONCAT(&quot;FRAN_0265/&quot;;[.F44])" office:value-type="string" office:string-value="FRAN_0265/FRAN_0265_00064_L.png" calcext:value-type="string">
            <text:p>FRAN_0265/FRAN_0265_00064_L.png</text:p>
          </table:table-cell>
          <table:table-cell table:formula="of:=COM.MICROSOFT.CONCAT(&quot;https://iiif.geohistoricaldata.org/iiif/3/&quot;;[.F44])" office:value-type="string" office:string-value="https://iiif.geohistoricaldata.org/iiif/3/FRAN_0265_00064_L.png" calcext:value-type="string">
            <text:p>https://iiif.geohistoricaldata.org/iiif/3/FRAN_0265_00064_L.png</text:p>
          </table:table-cell>
          <table:table-cell table:formula="of:=COM.MICROSOFT.CONCAT(&quot;output/Atlas_general_de_Paris/&quot;;[.J44];&quot;.json&quot;)" office:value-type="string" office:string-value="output/Atlas_general_de_Paris/FRAN_0265_00064.json" calcext:value-type="string">
            <text:p>output/Atlas_general_de_Paris/FRAN_0265_00064.json</text:p>
          </table:table-cell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A45]" office:value-type="float" office:value="43" calcext:value-type="float">
            <text:p>43</text:p>
          </table:table-cell>
          <table:table-cell office:value-type="string" calcext:value-type="string">
            <text:p>43-a finir</text:p>
          </table:table-cell>
          <table:table-cell office:value-type="string" calcext:value-type="string">
            <text:p>FRAN_0265_00065</text:p>
          </table:table-cell>
          <table:table-cell table:formula="of:=COM.MICROSOFT.CONCAT([.E45];&quot;_L.png&quot;)" office:value-type="string" office:string-value="FRAN_0265_00065_L.png" calcext:value-type="string">
            <text:p>FRAN_0265_00065_L.png</text:p>
          </table:table-cell>
          <table:table-cell table:formula="of:=COM.MICROSOFT.CONCAT(&quot;cadastre_general_paris/&quot;;[.A45];&quot;/&quot;;[.F45];&quot;.points&quot;)" office:value-type="string" office:string-value="cadastre_general_paris/43/FRAN_0265_00065_L.png.points" calcext:value-type="string">
            <text:p>cadastre_general_paris/43/FRAN_0265_00065_L.png.points</text:p>
          </table:table-cell>
          <table:table-cell table:formula="of:=COM.MICROSOFT.CONCAT(&quot;cadastre_general_paris_numeros/&quot;;[.D45];&quot;/NUMEROS_QUARTIER_&quot;;[.A45];&quot;_CORRIGES.zip&quot;)" office:value-type="string" office:string-value="cadastre_general_paris_numeros/43-a finir/NUMEROS_QUARTIER_43_CORRIGES.zip" calcext:value-type="string">
            <text:p>cadastre_general_paris_numeros/43-a finir/NUMEROS_QUARTIER_43_CORRIGES.zip</text:p>
          </table:table-cell>
          <table:table-cell table:formula="of:=COM.MICROSOFT.CONCAT(&quot;cadastre_general_paris_resultat/&quot;;[.A45];&quot;/NUMEROS_QUARTIER_&quot;;[.A45];&quot;_CORRIGES_GEOREF.gpkg&quot;)" office:value-type="string" office:string-value="cadastre_general_paris_resultat/43/NUMEROS_QUARTIER_43_CORRIGES_GEOREF.gpkg" calcext:value-type="string">
            <text:p>cadastre_general_paris_resultat/43/NUMEROS_QUARTIER_43_CORRIGES_GEOREF.gpkg</text:p>
          </table:table-cell>
          <table:table-cell table:formula="of:=[.E45]" office:value-type="string" office:string-value="FRAN_0265_00065" calcext:value-type="string">
            <text:p>FRAN_0265_00065</text:p>
          </table:table-cell>
          <table:table-cell table:formula="of:=COM.MICROSOFT.CONCAT(&quot;FRAN_0265/&quot;;[.F45])" office:value-type="string" office:string-value="FRAN_0265/FRAN_0265_00065_L.png" calcext:value-type="string">
            <text:p>FRAN_0265/FRAN_0265_00065_L.png</text:p>
          </table:table-cell>
          <table:table-cell table:formula="of:=COM.MICROSOFT.CONCAT(&quot;https://iiif.geohistoricaldata.org/iiif/3/&quot;;[.F45])" office:value-type="string" office:string-value="https://iiif.geohistoricaldata.org/iiif/3/FRAN_0265_00065_L.png" calcext:value-type="string">
            <text:p>https://iiif.geohistoricaldata.org/iiif/3/FRAN_0265_00065_L.png</text:p>
          </table:table-cell>
          <table:table-cell table:formula="of:=COM.MICROSOFT.CONCAT(&quot;output/Atlas_general_de_Paris/&quot;;[.J45];&quot;.json&quot;)" office:value-type="string" office:string-value="output/Atlas_general_de_Paris/FRAN_0265_00065.json" calcext:value-type="string">
            <text:p>output/Atlas_general_de_Paris/FRAN_0265_00065.json</text:p>
          </table:table-cell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-a finir</text:p>
          </table:table-cell>
          <table:table-cell office:value-type="string" calcext:value-type="string">
            <text:p>FRAN_0265_00066</text:p>
          </table:table-cell>
          <table:table-cell table:formula="of:=COM.MICROSOFT.CONCAT([.E46];&quot;_L.png&quot;)" office:value-type="string" office:string-value="FRAN_0265_00066_L.png" calcext:value-type="string">
            <text:p>FRAN_0265_00066_L.png</text:p>
          </table:table-cell>
          <table:table-cell table:formula="of:=COM.MICROSOFT.CONCAT(&quot;cadastre_general_paris/&quot;;[.A46];&quot;/&quot;;[.F46];&quot;.points&quot;)" office:value-type="string" office:string-value="cadastre_general_paris/44/FRAN_0265_00066_L.png.points" calcext:value-type="string">
            <text:p>cadastre_general_paris/44/FRAN_0265_00066_L.png.points</text:p>
          </table:table-cell>
          <table:table-cell table:number-columns-repeated="2"/>
          <table:table-cell table:formula="of:=[.E46]" office:value-type="string" office:string-value="FRAN_0265_00066" calcext:value-type="string">
            <text:p>FRAN_0265_00066</text:p>
          </table:table-cell>
          <table:table-cell table:formula="of:=COM.MICROSOFT.CONCAT(&quot;FRAN_0265/&quot;;[.F46])" office:value-type="string" office:string-value="FRAN_0265/FRAN_0265_00066_L.png" calcext:value-type="string">
            <text:p>FRAN_0265/FRAN_0265_00066_L.png</text:p>
          </table:table-cell>
          <table:table-cell table:formula="of:=COM.MICROSOFT.CONCAT(&quot;https://iiif.geohistoricaldata.org/iiif/3/&quot;;[.F46])" office:value-type="string" office:string-value="https://iiif.geohistoricaldata.org/iiif/3/FRAN_0265_00066_L.png" calcext:value-type="string">
            <text:p>https://iiif.geohistoricaldata.org/iiif/3/FRAN_0265_00066_L.png</text:p>
          </table:table-cell>
          <table:table-cell table:formula="of:=COM.MICROSOFT.CONCAT(&quot;output/Atlas_general_de_Paris/&quot;;[.J46];&quot;.json&quot;)" office:value-type="string" office:string-value="output/Atlas_general_de_Paris/FRAN_0265_00066.json" calcext:value-type="string">
            <text:p>output/Atlas_general_de_Paris/FRAN_0265_00066.json</text:p>
          </table:table-cell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-a finir/SHD-83</text:p>
          </table:table-cell>
          <table:table-cell office:value-type="string" calcext:value-type="string">
            <text:p>SHDGR__GR_6_M_J10_C_1188_001__0083</text:p>
          </table:table-cell>
          <table:table-cell table:formula="of:=COM.MICROSOFT.CONCAT([.E47];&quot;.jpg&quot;)" office:value-type="string" office:string-value="SHDGR__GR_6_M_J10_C_1188_001__0083.jpg" calcext:value-type="string">
            <text:p>SHDGR__GR_6_M_J10_C_1188_001__0083.jpg</text:p>
          </table:table-cell>
          <table:table-cell table:formula="of:=COM.MICROSOFT.CONCAT(&quot;cadastre_general_paris/&quot;;[.A47];&quot;/&quot;;[.F47];&quot;.points&quot;)" office:value-type="string" office:string-value="cadastre_general_paris/44/SHDGR__GR_6_M_J10_C_1188_001__0083.jpg.points" calcext:value-type="string">
            <text:p>cadastre_general_paris/44/SHDGR__GR_6_M_J10_C_1188_001__0083.jpg.points</text:p>
          </table:table-cell>
          <table:table-cell table:formula="of:=COM.MICROSOFT.CONCAT(&quot;cadastre_general_paris_numeros/&quot;;[.D47];&quot;/NUMEROS_QUARTIER_44_PLANCHE_SHD_83_CORRIGES.zip&quot;)" office:value-type="string" office:string-value="cadastre_general_paris_numeros/44-a finir/SHD-83/NUMEROS_QUARTIER_44_PLANCHE_SHD_83_CORRIGES.zip" calcext:value-type="string">
            <text:p>cadastre_general_paris_numeros/44-a finir/SHD-83/NUMEROS_QUARTIER_44_PLANCHE_SHD_83_CORRIGES.zip</text:p>
          </table:table-cell>
          <table:table-cell table:formula="of:=COM.MICROSOFT.CONCAT(&quot;cadastre_general_paris_resultat/&quot;;[.A47];&quot;/NUMEROS_QUARTIER_&quot;;[.A47];&quot;_1_CORRIGES_GEOREF.gpkg&quot;)" office:value-type="string" office:string-value="cadastre_general_paris_resultat/44/NUMEROS_QUARTIER_44_1_CORRIGES_GEOREF.gpkg" calcext:value-type="string">
            <text:p>cadastre_general_paris_resultat/44/NUMEROS_QUARTIER_44_1_CORRIGES_GEOREF.gpkg</text:p>
          </table:table-cell>
          <table:table-cell table:formula="of:=[.E47]" office:value-type="string" office:string-value="SHDGR__GR_6_M_J10_C_1188_001__0083" calcext:value-type="string">
            <text:p>SHDGR__GR_6_M_J10_C_1188_001__0083</text:p>
          </table:table-cell>
          <table:table-cell table:formula="of:=COM.MICROSOFT.CONCAT(&quot;SHDGR__GR_6_M_J10_C_1188_001/&quot;;[.F47])" office:value-type="string" office:string-value="SHDGR__GR_6_M_J10_C_1188_001/SHDGR__GR_6_M_J10_C_1188_001__0083.jpg" calcext:value-type="string">
            <text:p>SHDGR__GR_6_M_J10_C_1188_001/SHDGR__GR_6_M_J10_C_1188_001__0083.jpg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-a finir/SHD-95</text:p>
          </table:table-cell>
          <table:table-cell office:value-type="string" calcext:value-type="string">
            <text:p>SHDGR__GR_6_M_J10_C_1188_001__0095</text:p>
          </table:table-cell>
          <table:table-cell table:formula="of:=COM.MICROSOFT.CONCAT([.E48];&quot;.jpg&quot;)" office:value-type="string" office:string-value="SHDGR__GR_6_M_J10_C_1188_001__0095.jpg" calcext:value-type="string">
            <text:p>SHDGR__GR_6_M_J10_C_1188_001__0095.jpg</text:p>
          </table:table-cell>
          <table:table-cell table:formula="of:=COM.MICROSOFT.CONCAT(&quot;cadastre_general_paris/&quot;;[.A48];&quot;/&quot;;[.F48];&quot;.points&quot;)" office:value-type="string" office:string-value="cadastre_general_paris/44/SHDGR__GR_6_M_J10_C_1188_001__0095.jpg.points" calcext:value-type="string">
            <text:p>cadastre_general_paris/44/SHDGR__GR_6_M_J10_C_1188_001__0095.jpg.points</text:p>
          </table:table-cell>
          <table:table-cell table:formula="of:=COM.MICROSOFT.CONCAT(&quot;cadastre_general_paris_numeros/&quot;;[.D48];&quot;/NUMEROS_QUARTIER_44_PLANCHE_SHD_95_CORRIGES.zip&quot;)" office:value-type="string" office:string-value="cadastre_general_paris_numeros/44-a finir/SHD-95/NUMEROS_QUARTIER_44_PLANCHE_SHD_95_CORRIGES.zip" calcext:value-type="string">
            <text:p>cadastre_general_paris_numeros/44-a finir/SHD-95/NUMEROS_QUARTIER_44_PLANCHE_SHD_95_CORRIGES.zip</text:p>
          </table:table-cell>
          <table:table-cell table:formula="of:=COM.MICROSOFT.CONCAT(&quot;cadastre_general_paris_resultat/&quot;;[.A48];&quot;/NUMEROS_QUARTIER_&quot;;[.A48];&quot;_2_CORRIGES_GEOREF.gpkg&quot;)" office:value-type="string" office:string-value="cadastre_general_paris_resultat/44/NUMEROS_QUARTIER_44_2_CORRIGES_GEOREF.gpkg" calcext:value-type="string">
            <text:p>cadastre_general_paris_resultat/44/NUMEROS_QUARTIER_44_2_CORRIGES_GEOREF.gpkg</text:p>
          </table:table-cell>
          <table:table-cell table:formula="of:=[.E48]" office:value-type="string" office:string-value="SHDGR__GR_6_M_J10_C_1188_001__0095" calcext:value-type="string">
            <text:p>SHDGR__GR_6_M_J10_C_1188_001__0095</text:p>
          </table:table-cell>
          <table:table-cell table:formula="of:=COM.MICROSOFT.CONCAT(&quot;SHDGR__GR_6_M_J10_C_1188_001/&quot;;[.F48])" office:value-type="string" office:string-value="SHDGR__GR_6_M_J10_C_1188_001/SHDGR__GR_6_M_J10_C_1188_001__0095.jpg" calcext:value-type="string">
            <text:p>SHDGR__GR_6_M_J10_C_1188_001/SHDGR__GR_6_M_J10_C_1188_001__0095.jpg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A49]" office:value-type="float" office:value="45" calcext:value-type="float">
            <text:p>45</text:p>
          </table:table-cell>
          <table:table-cell office:value-type="string" calcext:value-type="string">
            <text:p>45-a finir</text:p>
          </table:table-cell>
          <table:table-cell office:value-type="string" calcext:value-type="string">
            <text:p>FRAN_0265_00068</text:p>
          </table:table-cell>
          <table:table-cell table:formula="of:=COM.MICROSOFT.CONCAT([.E49];&quot;_L.png&quot;)" office:value-type="string" office:string-value="FRAN_0265_00068_L.png" calcext:value-type="string">
            <text:p>FRAN_0265_00068_L.png</text:p>
          </table:table-cell>
          <table:table-cell table:formula="of:=COM.MICROSOFT.CONCAT(&quot;cadastre_general_paris/&quot;;[.A49];&quot;/&quot;;[.F49];&quot;.points&quot;)" office:value-type="string" office:string-value="cadastre_general_paris/45/FRAN_0265_00068_L.png.points" calcext:value-type="string">
            <text:p>cadastre_general_paris/45/FRAN_0265_00068_L.png.points</text:p>
          </table:table-cell>
          <table:table-cell table:formula="of:=COM.MICROSOFT.CONCAT(&quot;cadastre_general_paris_numeros/&quot;;[.D49];&quot;/NUMEROS_QUARTIER_&quot;;[.A49];&quot;_CORRIGES.zip&quot;)" office:value-type="string" office:string-value="cadastre_general_paris_numeros/45-a finir/NUMEROS_QUARTIER_45_CORRIGES.zip" calcext:value-type="string">
            <text:p>cadastre_general_paris_numeros/45-a finir/NUMEROS_QUARTIER_45_CORRIGES.zip</text:p>
          </table:table-cell>
          <table:table-cell table:formula="of:=COM.MICROSOFT.CONCAT(&quot;cadastre_general_paris_resultat/&quot;;[.A49];&quot;/NUMEROS_QUARTIER_&quot;;[.A49];&quot;_CORRIGES_GEOREF.gpkg&quot;)" office:value-type="string" office:string-value="cadastre_general_paris_resultat/45/NUMEROS_QUARTIER_45_CORRIGES_GEOREF.gpkg" calcext:value-type="string">
            <text:p>cadastre_general_paris_resultat/45/NUMEROS_QUARTIER_45_CORRIGES_GEOREF.gpkg</text:p>
          </table:table-cell>
          <table:table-cell table:formula="of:=[.E49]" office:value-type="string" office:string-value="FRAN_0265_00068" calcext:value-type="string">
            <text:p>FRAN_0265_00068</text:p>
          </table:table-cell>
          <table:table-cell table:formula="of:=COM.MICROSOFT.CONCAT(&quot;FRAN_0265/&quot;;[.F49])" office:value-type="string" office:string-value="FRAN_0265/FRAN_0265_00068_L.png" calcext:value-type="string">
            <text:p>FRAN_0265/FRAN_0265_00068_L.png</text:p>
          </table:table-cell>
          <table:table-cell table:formula="of:=COM.MICROSOFT.CONCAT(&quot;https://iiif.geohistoricaldata.org/iiif/3/&quot;;[.F49])" office:value-type="string" office:string-value="https://iiif.geohistoricaldata.org/iiif/3/FRAN_0265_00068_L.png" calcext:value-type="string">
            <text:p>https://iiif.geohistoricaldata.org/iiif/3/FRAN_0265_00068_L.png</text:p>
          </table:table-cell>
          <table:table-cell table:formula="of:=COM.MICROSOFT.CONCAT(&quot;output/Atlas_general_de_Paris/&quot;;[.J49];&quot;.json&quot;)" office:value-type="string" office:string-value="output/Atlas_general_de_Paris/FRAN_0265_00068.json" calcext:value-type="string">
            <text:p>output/Atlas_general_de_Paris/FRAN_0265_00068.json</text:p>
          </table:table-cell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A50]" office:value-type="float" office:value="46" calcext:value-type="float">
            <text:p>46</text:p>
          </table:table-cell>
          <table:table-cell office:value-type="string" calcext:value-type="string">
            <text:p>46-a finir</text:p>
          </table:table-cell>
          <table:table-cell office:value-type="string" calcext:value-type="string">
            <text:p>FRAN_0265_00069</text:p>
          </table:table-cell>
          <table:table-cell table:formula="of:=COM.MICROSOFT.CONCAT([.E50];&quot;_L_5.png&quot;)" office:value-type="string" office:string-value="FRAN_0265_00069_L_5.png" calcext:value-type="string">
            <text:p>FRAN_0265_00069_L_5.png</text:p>
          </table:table-cell>
          <table:table-cell table:formula="of:=COM.MICROSOFT.CONCAT(&quot;cadastre_general_paris/&quot;;[.A50];&quot;/&quot;;[.F50];&quot;.points&quot;)" office:value-type="string" office:string-value="cadastre_general_paris/46/FRAN_0265_00069_L_5.png.points" calcext:value-type="string">
            <text:p>cadastre_general_paris/46/FRAN_0265_00069_L_5.png.points</text:p>
          </table:table-cell>
          <table:table-cell table:formula="of:=COM.MICROSOFT.CONCAT(&quot;cadastre_general_paris_numeros/&quot;;[.D50];&quot;/NUMEROS_QUARTIER_&quot;;[.A50];&quot;_CORRIGES.zip&quot;)" office:value-type="string" office:string-value="cadastre_general_paris_numeros/46-a finir/NUMEROS_QUARTIER_46_CORRIGES.zip" calcext:value-type="string">
            <text:p>cadastre_general_paris_numeros/46-a finir/NUMEROS_QUARTIER_46_CORRIGES.zip</text:p>
          </table:table-cell>
          <table:table-cell table:formula="of:=COM.MICROSOFT.CONCAT(&quot;cadastre_general_paris_resultat/&quot;;[.A50];&quot;/NUMEROS_QUARTIER_&quot;;[.A50];&quot;_CORRIGES_GEOREF.gpkg&quot;)" office:value-type="string" office:string-value="cadastre_general_paris_resultat/46/NUMEROS_QUARTIER_46_CORRIGES_GEOREF.gpkg" calcext:value-type="string">
            <text:p>cadastre_general_paris_resultat/46/NUMEROS_QUARTIER_46_CORRIGES_GEOREF.gpkg</text:p>
          </table:table-cell>
          <table:table-cell table:formula="of:=[.E50]" office:value-type="string" office:string-value="FRAN_0265_00069" calcext:value-type="string">
            <text:p>FRAN_0265_00069</text:p>
          </table:table-cell>
          <table:table-cell table:formula="of:=COM.MICROSOFT.CONCAT(&quot;FRAN_0265/&quot;;[.F50])" office:value-type="string" office:string-value="FRAN_0265/FRAN_0265_00069_L_5.png" calcext:value-type="string">
            <text:p>FRAN_0265/FRAN_0265_00069_L_5.png</text:p>
          </table:table-cell>
          <table:table-cell table:formula="of:=COM.MICROSOFT.CONCAT(&quot;https://iiif.geohistoricaldata.org/iiif/3/&quot;;[.F50])" office:value-type="string" office:string-value="https://iiif.geohistoricaldata.org/iiif/3/FRAN_0265_00069_L_5.png" calcext:value-type="string">
            <text:p>https://iiif.geohistoricaldata.org/iiif/3/FRAN_0265_00069_L_5.png</text:p>
          </table:table-cell>
          <table:table-cell table:formula="of:=COM.MICROSOFT.CONCAT(&quot;output/Atlas_general_de_Paris/&quot;;[.J50];&quot;.json&quot;)" office:value-type="string" office:string-value="output/Atlas_general_de_Paris/FRAN_0265_00069.json" calcext:value-type="string">
            <text:p>output/Atlas_general_de_Paris/FRAN_0265_00069.json</text:p>
          </table:table-cell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A51]" office:value-type="float" office:value="47" calcext:value-type="float">
            <text:p>47</text:p>
          </table:table-cell>
          <table:table-cell office:value-type="string" calcext:value-type="string">
            <text:p>47-a finir</text:p>
          </table:table-cell>
          <table:table-cell office:value-type="string" calcext:value-type="string">
            <text:p>FRAN_0265_00070</text:p>
          </table:table-cell>
          <table:table-cell table:formula="of:=COM.MICROSOFT.CONCAT([.E51];&quot;_L.png&quot;)" office:value-type="string" office:string-value="FRAN_0265_00070_L.png" calcext:value-type="string">
            <text:p>FRAN_0265_00070_L.png</text:p>
          </table:table-cell>
          <table:table-cell table:formula="of:=COM.MICROSOFT.CONCAT(&quot;cadastre_general_paris/&quot;;[.A51];&quot;/&quot;;[.F51];&quot;.points&quot;)" office:value-type="string" office:string-value="cadastre_general_paris/47/FRAN_0265_00070_L.png.points" calcext:value-type="string">
            <text:p>cadastre_general_paris/47/FRAN_0265_00070_L.png.points</text:p>
          </table:table-cell>
          <table:table-cell table:formula="of:=COM.MICROSOFT.CONCAT(&quot;cadastre_general_paris_numeros/&quot;;[.D51];&quot;/NUMEROS_QUARTIER_&quot;;[.A51];&quot;_CORRIGES.zip&quot;)" office:value-type="string" office:string-value="cadastre_general_paris_numeros/47-a finir/NUMEROS_QUARTIER_47_CORRIGES.zip" calcext:value-type="string">
            <text:p>cadastre_general_paris_numeros/47-a finir/NUMEROS_QUARTIER_47_CORRIGES.zip</text:p>
          </table:table-cell>
          <table:table-cell table:formula="of:=COM.MICROSOFT.CONCAT(&quot;cadastre_general_paris_resultat/&quot;;[.A51];&quot;/NUMEROS_QUARTIER_&quot;;[.A51];&quot;_CORRIGES_GEOREF.gpkg&quot;)" office:value-type="string" office:string-value="cadastre_general_paris_resultat/47/NUMEROS_QUARTIER_47_CORRIGES_GEOREF.gpkg" calcext:value-type="string">
            <text:p>cadastre_general_paris_resultat/47/NUMEROS_QUARTIER_47_CORRIGES_GEOREF.gpkg</text:p>
          </table:table-cell>
          <table:table-cell table:formula="of:=[.E51]" office:value-type="string" office:string-value="FRAN_0265_00070" calcext:value-type="string">
            <text:p>FRAN_0265_00070</text:p>
          </table:table-cell>
          <table:table-cell table:formula="of:=COM.MICROSOFT.CONCAT(&quot;FRAN_0265/&quot;;[.F51])" office:value-type="string" office:string-value="FRAN_0265/FRAN_0265_00070_L.png" calcext:value-type="string">
            <text:p>FRAN_0265/FRAN_0265_00070_L.png</text:p>
          </table:table-cell>
          <table:table-cell table:formula="of:=COM.MICROSOFT.CONCAT(&quot;https://iiif.geohistoricaldata.org/iiif/3/&quot;;[.F51])" office:value-type="string" office:string-value="https://iiif.geohistoricaldata.org/iiif/3/FRAN_0265_00070_L.png" calcext:value-type="string">
            <text:p>https://iiif.geohistoricaldata.org/iiif/3/FRAN_0265_00070_L.png</text:p>
          </table:table-cell>
          <table:table-cell table:formula="of:=COM.MICROSOFT.CONCAT(&quot;output/Atlas_general_de_Paris/&quot;;[.J51];&quot;.json&quot;)" office:value-type="string" office:string-value="output/Atlas_general_de_Paris/FRAN_0265_00070.json" calcext:value-type="string">
            <text:p>output/Atlas_general_de_Paris/FRAN_0265_00070.json</text:p>
          </table:table-cell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A52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N_0265_00071</text:p>
          </table:table-cell>
          <table:table-cell table:formula="of:=COM.MICROSOFT.CONCAT([.E52];&quot;_L.png&quot;)" office:value-type="string" office:string-value="FRAN_0265_00071_L.png" calcext:value-type="string">
            <text:p>FRAN_0265_00071_L.png</text:p>
          </table:table-cell>
          <table:table-cell table:formula="of:=COM.MICROSOFT.CONCAT(&quot;cadastre_general_paris/&quot;;[.A52];&quot;/&quot;;[.F52];&quot;.points&quot;)" office:value-type="string" office:string-value="cadastre_general_paris/48/FRAN_0265_00071_L.png.points" calcext:value-type="string">
            <text:p>cadastre_general_paris/48/FRAN_0265_00071_L.png.points</text:p>
          </table:table-cell>
          <table:table-cell table:formula="of:=COM.MICROSOFT.CONCAT(&quot;cadastre_general_paris_numeros/&quot;;[.D52];&quot;/NUMEROS_QUARTIER_&quot;;[.A52];&quot;_CORRIGES.zip&quot;)" office:value-type="string" office:string-value="cadastre_general_paris_numeros/48/NUMEROS_QUARTIER_48_CORRIGES.zip" calcext:value-type="string">
            <text:p>cadastre_general_paris_numeros/48/NUMEROS_QUARTIER_48_CORRIGES.zip</text:p>
          </table:table-cell>
          <table:table-cell table:formula="of:=COM.MICROSOFT.CONCAT(&quot;cadastre_general_paris_resultat/&quot;;[.A52];&quot;/NUMEROS_QUARTIER_&quot;;[.A52];&quot;_CORRIGES_GEOREF.gpkg&quot;)" office:value-type="string" office:string-value="cadastre_general_paris_resultat/48/NUMEROS_QUARTIER_48_CORRIGES_GEOREF.gpkg" calcext:value-type="string">
            <text:p>cadastre_general_paris_resultat/48/NUMEROS_QUARTIER_48_CORRIGES_GEOREF.gpkg</text:p>
          </table:table-cell>
          <table:table-cell table:formula="of:=[.E52]" office:value-type="string" office:string-value="FRAN_0265_00071" calcext:value-type="string">
            <text:p>FRAN_0265_00071</text:p>
          </table:table-cell>
          <table:table-cell table:formula="of:=COM.MICROSOFT.CONCAT(&quot;FRAN_0265/&quot;;[.F52])" office:value-type="string" office:string-value="FRAN_0265/FRAN_0265_00071_L.png" calcext:value-type="string">
            <text:p>FRAN_0265/FRAN_0265_00071_L.png</text:p>
          </table:table-cell>
          <table:table-cell table:formula="of:=COM.MICROSOFT.CONCAT(&quot;https://iiif.geohistoricaldata.org/iiif/3/&quot;;[.F52])" office:value-type="string" office:string-value="https://iiif.geohistoricaldata.org/iiif/3/FRAN_0265_00071_L.png" calcext:value-type="string">
            <text:p>https://iiif.geohistoricaldata.org/iiif/3/FRAN_0265_00071_L.png</text:p>
          </table:table-cell>
          <table:table-cell table:formula="of:=COM.MICROSOFT.CONCAT(&quot;output/Atlas_general_de_Paris/&quot;;[.J52];&quot;.json&quot;)" office:value-type="string" office:string-value="output/Atlas_general_de_Paris/FRAN_0265_00071.json" calcext:value-type="string">
            <text:p>output/Atlas_general_de_Paris/FRAN_0265_00071.json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5:13:03.081462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2:13:39.451335986</meta:creation-date>
    <dc:date>2024-06-14T11:50:37.020239627</dc:date>
    <meta:editing-duration>PT13H22M35S</meta:editing-duration>
    <meta:editing-cycles>43</meta:editing-cycles>
    <meta:generator>LibreOffice/24.2.3.2$Linux_X86_64 LibreOffice_project/420$Build-2</meta:generator>
    <meta:document-statistic meta:table-count="1" meta:cell-count="666" meta:object-count="0"/>
  </office:meta>
</office:document-meta>
</file>